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3mm"/>
    </style:style>
    <style:style style:name="co2" style:family="table-column">
      <style:table-column-properties fo:break-before="auto" style:column-width="7.67mm"/>
    </style:style>
    <style:style style:name="co3" style:family="table-column">
      <style:table-column-properties fo:break-before="auto" style:column-width="120.6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77mm"/>
    </style:style>
    <style:style style:name="co6" style:family="table-column">
      <style:table-column-properties fo:break-before="auto" style:column-width="56.81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arc_5f_modelli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44">
      <style:table-cell-properties fo:padding="0.71mm"/>
    </style:style>
    <style:style style:name="ce3" style:family="table-cell" style:parent-style-name="Default" style:data-style-name="N44">
      <style:table-cell-properties fo:background-color="transparent" fo:padding="0.71mm"/>
    </style:style>
    <style:style style:name="ce4" style:family="table-cell" style:parent-style-name="Default" style:data-style-name="N44">
      <style:table-cell-properties fo:background-color="#33ff99" fo:padding="0.71mm"/>
    </style:style>
    <style:style style:name="ce5" style:family="table-cell" style:parent-style-name="Default" style:data-style-name="N41">
      <style:table-cell-properties fo:padding="0.71mm"/>
    </style:style>
    <style:style style:name="ce6" style:family="table-cell" style:parent-style-name="Default" style:data-style-name="N41">
      <style:table-cell-properties fo:padding="0.71mm"/>
      <style:text-properties style:use-window-font-color="true"/>
    </style:style>
    <style:style style:name="ce7" style:family="table-cell" style:parent-style-name="Default" style:data-style-name="N44">
      <style:table-cell-properties fo:padding="0.71mm"/>
      <style:text-properties style:use-window-font-color="true"/>
    </style:style>
    <style:style style:name="ce8" style:family="table-cell" style:parent-style-name="Default" style:data-style-name="N44">
      <style:table-cell-properties fo:background-color="#66ff99" fo:padding="0.71mm"/>
    </style:style>
  </office:automatic-styles>
  <office:body>
    <office:spreadsheet>
      <table:calculation-settings table:case-sensitive="false" table:use-regular-expressions="false"/>
      <table:table table:name="arc_modell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242" table:default-cell-style-name="ce1"/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NL - Autorizzazione Lavor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9M05S" calcext:value-type="time">
            <text:p>34.19.05</text:p>
          </table:table-cell>
          <table:table-cell table:style-name="ce4" office:value-type="time" office:time-value="PT34H19M11S" calcext:value-type="time">
            <text:p>34.19.11</text:p>
          </table:table-cell>
          <table:table-cell table:number-columns-repeated="4"/>
          <table:table-cell table:style-name="ce2" table:formula="of:=IF([.D1]&gt;0;TEXT([.D1];&quot;[hh].mm.ss&quot;)&amp;&quot;;&quot;;&quot;&quot;)&amp;IF([.E1]&gt;0;TEXT([.E1];&quot;[hh].mm.ss&quot;)&amp;&quot;;&quot;;&quot;&quot;)&amp;IF([.F1]&gt;0;TEXT([.F1];&quot;[hh].mm.ss&quot;)&amp;&quot;;&quot;;&quot;&quot;)&amp;IF([.G1]&gt;0;TEXT([.G1];&quot;[hh].mm.ss&quot;)&amp;&quot;;&quot;;&quot;&quot;)&amp;IF([.H1]&gt;0;TEXT([.H1];&quot;[hh].mm.ss&quot;)&amp;&quot;;&quot;;&quot;&quot;)&amp;IF([.I1]&gt;0;TEXT([.I1];&quot;[hh].mm.ss&quot;)&amp;&quot;;&quot;;&quot;&quot;)&amp;IF([.J1]&gt;0;TEXT([.J1];&quot;[hh].mm.ss&quot;)&amp;&quot;;&quot;;&quot;&quot;)&amp;IF([.K1]&gt;0;TEXT([.K1];&quot;[hh].mm.ss&quot;)&amp;&quot;;&quot;;&quot;&quot;)" office:value-type="string" office:string-value="34.19.07;34.19.04;34.19.05;34.19.11;" calcext:value-type="string">
            <text:p>34.19.07;34.19.04;34.19.05;34.19.11;</text:p>
          </table:table-cell>
          <table:table-cell table:formula="of:=&quot;update arc_modelli set classificazione = '&quot;&amp;[.L1]&amp;&quot;' where modello = &quot;&amp;[.A1]&amp;&quot;;&quot;" office:value-type="string" office:string-value="update arc_modelli set classificazione = '34.19.07;34.19.04;34.19.05;34.19.11;' where modello = 2;" calcext:value-type="string">
            <text:p>update arc_modelli set classificazione = '34.19.07;34.19.04;34.19.05;34.19.11;' where modello = 2;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CP - Contributi in conto capitale 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7"/>
          <table:table-cell table:style-name="ce2" table:formula="of:=IF([.D2]&gt;0;TEXT([.D2];&quot;[hh].mm.ss&quot;)&amp;&quot;;&quot;;&quot;&quot;)&amp;IF([.E2]&gt;0;TEXT([.E2];&quot;[hh].mm.ss&quot;)&amp;&quot;;&quot;;&quot;&quot;)&amp;IF([.F2]&gt;0;TEXT([.F2];&quot;[hh].mm.ss&quot;)&amp;&quot;;&quot;;&quot;&quot;)&amp;IF([.G2]&gt;0;TEXT([.G2];&quot;[hh].mm.ss&quot;)&amp;&quot;;&quot;;&quot;&quot;)&amp;IF([.H2]&gt;0;TEXT([.H2];&quot;[hh].mm.ss&quot;)&amp;&quot;;&quot;;&quot;&quot;)&amp;IF([.I2]&gt;0;TEXT([.I2];&quot;[hh].mm.ss&quot;)&amp;&quot;;&quot;;&quot;&quot;)&amp;IF([.J2]&gt;0;TEXT([.J2];&quot;[hh].mm.ss&quot;)&amp;&quot;;&quot;;&quot;&quot;)&amp;IF([.K2]&gt;0;TEXT([.K2];&quot;[hh].mm.ss&quot;)&amp;&quot;;&quot;;&quot;&quot;)" office:value-type="string" office:string-value="34.16.10;" calcext:value-type="string">
            <text:p>34.16.10;</text:p>
          </table:table-cell>
          <table:table-cell table:formula="of:=&quot;update arc_modelli set classificazione = '&quot;&amp;[.L2]&amp;&quot;' where modello = &quot;&amp;[.A2]&amp;&quot;;&quot;" office:value-type="string" office:string-value="update arc_modelli set classificazione = '34.16.10;' where modello = 6;" calcext:value-type="string">
            <text:p>update arc_modelli set classificazione = '34.16.10;' where modello = 6;</text:p>
          </table:table-cell>
          <table:table-cell table:number-columns-repeated="24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E - Paesaggio art. 146 proc. ordinaria</text:p>
          </table:table-cell>
          <table:table-cell table:style-name="ce3" office:value-type="time" office:time-value="PT34H19M07S" calcext:value-type="time">
            <text:p>34.19.07</text:p>
          </table:table-cell>
          <table:table-cell table:style-name="ce3" office:value-type="time" office:time-value="PT34H19M04S" calcext:value-type="time">
            <text:p>34.19.04</text:p>
          </table:table-cell>
          <table:table-cell table:style-name="ce2" office:value-type="time" office:time-value="PT34H10M02S" calcext:value-type="time">
            <text:p>34.10.02</text:p>
          </table:table-cell>
          <table:table-cell table:number-columns-repeated="5"/>
          <table:table-cell table:style-name="ce2" table:formula="of:=IF([.D3]&gt;0;TEXT([.D3];&quot;[hh].mm.ss&quot;)&amp;&quot;;&quot;;&quot;&quot;)&amp;IF([.E3]&gt;0;TEXT([.E3];&quot;[hh].mm.ss&quot;)&amp;&quot;;&quot;;&quot;&quot;)&amp;IF([.F3]&gt;0;TEXT([.F3];&quot;[hh].mm.ss&quot;)&amp;&quot;;&quot;;&quot;&quot;)&amp;IF([.G3]&gt;0;TEXT([.G3];&quot;[hh].mm.ss&quot;)&amp;&quot;;&quot;;&quot;&quot;)&amp;IF([.H3]&gt;0;TEXT([.H3];&quot;[hh].mm.ss&quot;)&amp;&quot;;&quot;;&quot;&quot;)&amp;IF([.I3]&gt;0;TEXT([.I3];&quot;[hh].mm.ss&quot;)&amp;&quot;;&quot;;&quot;&quot;)&amp;IF([.J3]&gt;0;TEXT([.J3];&quot;[hh].mm.ss&quot;)&amp;&quot;;&quot;;&quot;&quot;)&amp;IF([.K3]&gt;0;TEXT([.K3];&quot;[hh].mm.ss&quot;)&amp;&quot;;&quot;;&quot;&quot;)" office:value-type="string" office:string-value="34.19.07;34.19.04;34.10.02;" calcext:value-type="string">
            <text:p>34.19.07;34.19.04;34.10.02;</text:p>
          </table:table-cell>
          <table:table-cell table:formula="of:=&quot;update arc_modelli set classificazione = '&quot;&amp;[.L3]&amp;&quot;' where modello = &quot;&amp;[.A3]&amp;&quot;;&quot;" office:value-type="string" office:string-value="update arc_modelli set classificazione = '34.19.07;34.19.04;34.10.02;' where modello = 8;" calcext:value-type="string">
            <text:p>update arc_modelli set classificazione = '34.19.07;34.19.04;34.10.02;' where modello = 8;</text:p>
          </table:table-cell>
          <table:table-cell table:number-columns-repeated="24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ertamento compatibilità paesaggistica art 167</text:p>
          </table:table-cell>
          <table:table-cell table:style-name="ce4" office:value-type="time" office:time-value="PT34H10M03S" calcext:value-type="time">
            <text:p>34.10.03</text:p>
          </table:table-cell>
          <table:table-cell table:style-name="ce3"/>
          <table:table-cell table:style-name="ce2"/>
          <table:table-cell table:number-columns-repeated="5"/>
          <table:table-cell table:style-name="ce2" table:formula="of:=IF([.D4]&gt;0;TEXT([.D4];&quot;[hh].mm.ss&quot;)&amp;&quot;;&quot;;&quot;&quot;)&amp;IF([.E4]&gt;0;TEXT([.E4];&quot;[hh].mm.ss&quot;)&amp;&quot;;&quot;;&quot;&quot;)&amp;IF([.F4]&gt;0;TEXT([.F4];&quot;[hh].mm.ss&quot;)&amp;&quot;;&quot;;&quot;&quot;)&amp;IF([.G4]&gt;0;TEXT([.G4];&quot;[hh].mm.ss&quot;)&amp;&quot;;&quot;;&quot;&quot;)&amp;IF([.H4]&gt;0;TEXT([.H4];&quot;[hh].mm.ss&quot;)&amp;&quot;;&quot;;&quot;&quot;)&amp;IF([.I4]&gt;0;TEXT([.I4];&quot;[hh].mm.ss&quot;)&amp;&quot;;&quot;;&quot;&quot;)&amp;IF([.J4]&gt;0;TEXT([.J4];&quot;[hh].mm.ss&quot;)&amp;&quot;;&quot;;&quot;&quot;)&amp;IF([.K4]&gt;0;TEXT([.K4];&quot;[hh].mm.ss&quot;)&amp;&quot;;&quot;;&quot;&quot;)" office:value-type="string" office:string-value="34.10.03;" calcext:value-type="string">
            <text:p>34.10.03;</text:p>
          </table:table-cell>
          <table:table-cell table:formula="of:=&quot;update arc_modelli set classificazione = '&quot;&amp;[.L4]&amp;&quot;' where modello = &quot;&amp;[.A4]&amp;&quot;;&quot;" office:value-type="string" office:string-value="update arc_modelli set classificazione = '34.10.03;' where modello = 9;" calcext:value-type="string">
            <text:p>update arc_modelli set classificazione = '34.10.03;' where modello = 9;</text:p>
          </table:table-cell>
          <table:table-cell table:number-columns-repeated="24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NL - Manifesti e cartelli pubblicitari</text:p>
          </table:table-cell>
          <table:table-cell table:style-name="ce2" office:value-type="time" office:time-value="PT34H19M13S" calcext:value-type="time">
            <text:p>34.19.13</text:p>
          </table:table-cell>
          <table:table-cell table:number-columns-repeated="7"/>
          <table:table-cell table:style-name="ce2" table:formula="of:=IF([.D5]&gt;0;TEXT([.D5];&quot;[hh].mm.ss&quot;)&amp;&quot;;&quot;;&quot;&quot;)&amp;IF([.E5]&gt;0;TEXT([.E5];&quot;[hh].mm.ss&quot;)&amp;&quot;;&quot;;&quot;&quot;)&amp;IF([.F5]&gt;0;TEXT([.F5];&quot;[hh].mm.ss&quot;)&amp;&quot;;&quot;;&quot;&quot;)&amp;IF([.G5]&gt;0;TEXT([.G5];&quot;[hh].mm.ss&quot;)&amp;&quot;;&quot;;&quot;&quot;)&amp;IF([.H5]&gt;0;TEXT([.H5];&quot;[hh].mm.ss&quot;)&amp;&quot;;&quot;;&quot;&quot;)&amp;IF([.I5]&gt;0;TEXT([.I5];&quot;[hh].mm.ss&quot;)&amp;&quot;;&quot;;&quot;&quot;)&amp;IF([.J5]&gt;0;TEXT([.J5];&quot;[hh].mm.ss&quot;)&amp;&quot;;&quot;;&quot;&quot;)&amp;IF([.K5]&gt;0;TEXT([.K5];&quot;[hh].mm.ss&quot;)&amp;&quot;;&quot;;&quot;&quot;)" office:value-type="string" office:string-value="34.19.13;" calcext:value-type="string">
            <text:p>34.19.13;</text:p>
          </table:table-cell>
          <table:table-cell table:formula="of:=&quot;update arc_modelli set classificazione = '&quot;&amp;[.L5]&amp;&quot;' where modello = &quot;&amp;[.A5]&amp;&quot;;&quot;" office:value-type="string" office:string-value="update arc_modelli set classificazione = '34.19.13;' where modello = 10;" calcext:value-type="string">
            <text:p>update arc_modelli set classificazione = '34.19.13;' where modello = 10;</text:p>
          </table:table-cell>
          <table:table-cell table:number-columns-repeated="24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NZ <text:s/>- Procedure Sanzionatorie</text:p>
          </table:table-cell>
          <table:table-cell table:style-name="ce2" office:value-type="time" office:time-value="PT34H19M10S" calcext:value-type="time">
            <text:p>34.19.10</text:p>
          </table:table-cell>
          <table:table-cell table:style-name="ce8" office:value-type="time" office:time-value="PT34H19M11S" calcext:value-type="time">
            <text:p>34.19.11</text:p>
          </table:table-cell>
          <table:table-cell table:number-columns-repeated="6"/>
          <table:table-cell table:style-name="ce2" table:formula="of:=IF([.D6]&gt;0;TEXT([.D6];&quot;[hh].mm.ss&quot;)&amp;&quot;;&quot;;&quot;&quot;)&amp;IF([.E6]&gt;0;TEXT([.E6];&quot;[hh].mm.ss&quot;)&amp;&quot;;&quot;;&quot;&quot;)&amp;IF([.F6]&gt;0;TEXT([.F6];&quot;[hh].mm.ss&quot;)&amp;&quot;;&quot;;&quot;&quot;)&amp;IF([.G6]&gt;0;TEXT([.G6];&quot;[hh].mm.ss&quot;)&amp;&quot;;&quot;;&quot;&quot;)&amp;IF([.H6]&gt;0;TEXT([.H6];&quot;[hh].mm.ss&quot;)&amp;&quot;;&quot;;&quot;&quot;)&amp;IF([.I6]&gt;0;TEXT([.I6];&quot;[hh].mm.ss&quot;)&amp;&quot;;&quot;;&quot;&quot;)&amp;IF([.J6]&gt;0;TEXT([.J6];&quot;[hh].mm.ss&quot;)&amp;&quot;;&quot;;&quot;&quot;)&amp;IF([.K6]&gt;0;TEXT([.K6];&quot;[hh].mm.ss&quot;)&amp;&quot;;&quot;;&quot;&quot;)" office:value-type="string" office:string-value="34.19.10;34.19.11;" calcext:value-type="string">
            <text:p>34.19.10;34.19.11;</text:p>
          </table:table-cell>
          <table:table-cell table:formula="of:=&quot;update arc_modelli set classificazione = '&quot;&amp;[.L6]&amp;&quot;' where modello = &quot;&amp;[.A6]&amp;&quot;;&quot;" office:value-type="string" office:string-value="update arc_modelli set classificazione = '34.19.10;34.19.11;' where modello = 11;" calcext:value-type="string">
            <text:p>update arc_modelli set classificazione = '34.19.10;34.19.11;' where modello = 11;</text:p>
          </table:table-cell>
          <table:table-cell table:number-columns-repeated="24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SV - Conferenza Servizi</text:p>
          </table:table-cell>
          <table:table-cell table:style-name="ce3" office:value-type="time" office:time-value="PT04H04M19S" calcext:value-type="time">
            <text:p>04.04.19</text:p>
          </table:table-cell>
          <table:table-cell table:style-name="ce3" table:number-columns-repeated="3"/>
          <table:table-cell table:number-columns-repeated="4"/>
          <table:table-cell table:style-name="ce2" table:formula="of:=IF([.D7]&gt;0;TEXT([.D7];&quot;[hh].mm.ss&quot;)&amp;&quot;;&quot;;&quot;&quot;)&amp;IF([.E7]&gt;0;TEXT([.E7];&quot;[hh].mm.ss&quot;)&amp;&quot;;&quot;;&quot;&quot;)&amp;IF([.F7]&gt;0;TEXT([.F7];&quot;[hh].mm.ss&quot;)&amp;&quot;;&quot;;&quot;&quot;)&amp;IF([.G7]&gt;0;TEXT([.G7];&quot;[hh].mm.ss&quot;)&amp;&quot;;&quot;;&quot;&quot;)&amp;IF([.H7]&gt;0;TEXT([.H7];&quot;[hh].mm.ss&quot;)&amp;&quot;;&quot;;&quot;&quot;)&amp;IF([.I7]&gt;0;TEXT([.I7];&quot;[hh].mm.ss&quot;)&amp;&quot;;&quot;;&quot;&quot;)&amp;IF([.J7]&gt;0;TEXT([.J7];&quot;[hh].mm.ss&quot;)&amp;&quot;;&quot;;&quot;&quot;)&amp;IF([.K7]&gt;0;TEXT([.K7];&quot;[hh].mm.ss&quot;)&amp;&quot;;&quot;;&quot;&quot;)" office:value-type="string" office:string-value="04.04.19;" calcext:value-type="string">
            <text:p>04.04.19;</text:p>
          </table:table-cell>
          <table:table-cell table:formula="of:=&quot;update arc_modelli set classificazione = '&quot;&amp;[.L7]&amp;&quot;' where modello = &quot;&amp;[.A7]&amp;&quot;;&quot;" office:value-type="string" office:string-value="update arc_modelli set classificazione = '04.04.19;' where modello = 12;" calcext:value-type="string">
            <text:p>update arc_modelli set classificazione = '04.04.19;' where modello = 12;</text:p>
          </table:table-cell>
          <table:table-cell table:number-columns-repeated="244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IC - Verifica d'interesse culturale</text:p>
          </table:table-cell>
          <table:table-cell table:style-name="ce2" office:value-type="time" office:time-value="PT34H07M01S" calcext:value-type="time">
            <text:p>34.07.01</text:p>
          </table:table-cell>
          <table:table-cell table:style-name="ce4" office:value-type="time" office:time-value="PT34H07M08S" calcext:value-type="time">
            <text:p>34.07.08</text:p>
          </table:table-cell>
          <table:table-cell table:number-columns-repeated="6"/>
          <table:table-cell table:style-name="ce2" table:formula="of:=IF([.D8]&gt;0;TEXT([.D8];&quot;[hh].mm.ss&quot;)&amp;&quot;;&quot;;&quot;&quot;)&amp;IF([.E8]&gt;0;TEXT([.E8];&quot;[hh].mm.ss&quot;)&amp;&quot;;&quot;;&quot;&quot;)&amp;IF([.F8]&gt;0;TEXT([.F8];&quot;[hh].mm.ss&quot;)&amp;&quot;;&quot;;&quot;&quot;)&amp;IF([.G8]&gt;0;TEXT([.G8];&quot;[hh].mm.ss&quot;)&amp;&quot;;&quot;;&quot;&quot;)&amp;IF([.H8]&gt;0;TEXT([.H8];&quot;[hh].mm.ss&quot;)&amp;&quot;;&quot;;&quot;&quot;)&amp;IF([.I8]&gt;0;TEXT([.I8];&quot;[hh].mm.ss&quot;)&amp;&quot;;&quot;;&quot;&quot;)&amp;IF([.J8]&gt;0;TEXT([.J8];&quot;[hh].mm.ss&quot;)&amp;&quot;;&quot;;&quot;&quot;)&amp;IF([.K8]&gt;0;TEXT([.K8];&quot;[hh].mm.ss&quot;)&amp;&quot;;&quot;;&quot;&quot;)" office:value-type="string" office:string-value="34.07.01;34.07.08;" calcext:value-type="string">
            <text:p>34.07.01;34.07.08;</text:p>
          </table:table-cell>
          <table:table-cell table:formula="of:=&quot;update arc_modelli set classificazione = '&quot;&amp;[.L8]&amp;&quot;' where modello = &quot;&amp;[.A8]&amp;&quot;;&quot;" office:value-type="string" office:string-value="update arc_modelli set classificazione = '34.07.01;34.07.08;' where modello = 13;" calcext:value-type="string">
            <text:p>update arc_modelli set classificazione = '34.07.01;34.07.08;' where modello = 13;</text:p>
          </table:table-cell>
          <table:table-cell table:number-columns-repeated="24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NL - Obblighi di conservazione e Interventi conservativi imposti</text:p>
          </table:table-cell>
          <table:table-cell table:style-name="ce2" office:value-type="time" office:time-value="PT34H16M10S" calcext:value-type="time">
            <text:p>34.16.10</text:p>
          </table:table-cell>
          <table:table-cell table:style-name="ce2" office:value-type="time" office:time-value="PT34H34M01S" calcext:value-type="time">
            <text:p>34.34.01</text:p>
          </table:table-cell>
          <table:table-cell table:style-name="ce4" office:value-type="time" office:time-value="PT34H19M05S" calcext:value-type="time">
            <text:p>34.19.05</text:p>
          </table:table-cell>
          <table:table-cell table:number-columns-repeated="5"/>
          <table:table-cell table:style-name="ce2" table:formula="of:=IF([.D9]&gt;0;TEXT([.D9];&quot;[hh].mm.ss&quot;)&amp;&quot;;&quot;;&quot;&quot;)&amp;IF([.E9]&gt;0;TEXT([.E9];&quot;[hh].mm.ss&quot;)&amp;&quot;;&quot;;&quot;&quot;)&amp;IF([.F9]&gt;0;TEXT([.F9];&quot;[hh].mm.ss&quot;)&amp;&quot;;&quot;;&quot;&quot;)&amp;IF([.G9]&gt;0;TEXT([.G9];&quot;[hh].mm.ss&quot;)&amp;&quot;;&quot;;&quot;&quot;)&amp;IF([.H9]&gt;0;TEXT([.H9];&quot;[hh].mm.ss&quot;)&amp;&quot;;&quot;;&quot;&quot;)&amp;IF([.I9]&gt;0;TEXT([.I9];&quot;[hh].mm.ss&quot;)&amp;&quot;;&quot;;&quot;&quot;)&amp;IF([.J9]&gt;0;TEXT([.J9];&quot;[hh].mm.ss&quot;)&amp;&quot;;&quot;;&quot;&quot;)&amp;IF([.K9]&gt;0;TEXT([.K9];&quot;[hh].mm.ss&quot;)&amp;&quot;;&quot;;&quot;&quot;)" office:value-type="string" office:string-value="34.16.10;34.34.01;34.19.05;" calcext:value-type="string">
            <text:p>34.16.10;34.34.01;34.19.05;</text:p>
          </table:table-cell>
          <table:table-cell table:formula="of:=&quot;update arc_modelli set classificazione = '&quot;&amp;[.L9]&amp;&quot;' where modello = &quot;&amp;[.A9]&amp;&quot;;&quot;" office:value-type="string" office:string-value="update arc_modelli set classificazione = '34.16.10;34.34.01;34.19.05;' where modello = 14;" calcext:value-type="string">
            <text:p>update arc_modelli set classificazione = '34.16.10;34.34.01;34.19.05;' where modello = 14;</text:p>
          </table:table-cell>
          <table:table-cell table:number-columns-repeated="24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OA - Attestazione SOA</text:p>
          </table:table-cell>
          <table:table-cell table:style-name="ce2" office:value-type="time" office:time-value="PT34H19M19S" calcext:value-type="time">
            <text:p>34.19.19</text:p>
          </table:table-cell>
          <table:table-cell table:number-columns-repeated="7"/>
          <table:table-cell table:style-name="ce2" table:formula="of:=IF([.D10]&gt;0;TEXT([.D10];&quot;[hh].mm.ss&quot;)&amp;&quot;;&quot;;&quot;&quot;)&amp;IF([.E10]&gt;0;TEXT([.E10];&quot;[hh].mm.ss&quot;)&amp;&quot;;&quot;;&quot;&quot;)&amp;IF([.F10]&gt;0;TEXT([.F10];&quot;[hh].mm.ss&quot;)&amp;&quot;;&quot;;&quot;&quot;)&amp;IF([.G10]&gt;0;TEXT([.G10];&quot;[hh].mm.ss&quot;)&amp;&quot;;&quot;;&quot;&quot;)&amp;IF([.H10]&gt;0;TEXT([.H10];&quot;[hh].mm.ss&quot;)&amp;&quot;;&quot;;&quot;&quot;)&amp;IF([.I10]&gt;0;TEXT([.I10];&quot;[hh].mm.ss&quot;)&amp;&quot;;&quot;;&quot;&quot;)&amp;IF([.J10]&gt;0;TEXT([.J10];&quot;[hh].mm.ss&quot;)&amp;&quot;;&quot;;&quot;&quot;)&amp;IF([.K10]&gt;0;TEXT([.K10];&quot;[hh].mm.ss&quot;)&amp;&quot;;&quot;;&quot;&quot;)" office:value-type="string" office:string-value="34.19.19;" calcext:value-type="string">
            <text:p>34.19.19;</text:p>
          </table:table-cell>
          <table:table-cell table:formula="of:=&quot;update arc_modelli set classificazione = '&quot;&amp;[.L10]&amp;&quot;' where modello = &quot;&amp;[.A10]&amp;&quot;;&quot;" office:value-type="string" office:string-value="update arc_modelli set classificazione = '34.19.19;' where modello = 15;" calcext:value-type="string">
            <text:p>update arc_modelli set classificazione = '34.19.19;' where modello = 15;</text:p>
          </table:table-cell>
          <table:table-cell table:number-columns-repeated="24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GR - Sgravi fiscali ed erogazioni liberali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7"/>
          <table:table-cell table:style-name="ce2" table:formula="of:=IF([.D11]&gt;0;TEXT([.D11];&quot;[hh].mm.ss&quot;)&amp;&quot;;&quot;;&quot;&quot;)&amp;IF([.E11]&gt;0;TEXT([.E11];&quot;[hh].mm.ss&quot;)&amp;&quot;;&quot;;&quot;&quot;)&amp;IF([.F11]&gt;0;TEXT([.F11];&quot;[hh].mm.ss&quot;)&amp;&quot;;&quot;;&quot;&quot;)&amp;IF([.G11]&gt;0;TEXT([.G11];&quot;[hh].mm.ss&quot;)&amp;&quot;;&quot;;&quot;&quot;)&amp;IF([.H11]&gt;0;TEXT([.H11];&quot;[hh].mm.ss&quot;)&amp;&quot;;&quot;;&quot;&quot;)&amp;IF([.I11]&gt;0;TEXT([.I11];&quot;[hh].mm.ss&quot;)&amp;&quot;;&quot;;&quot;&quot;)&amp;IF([.J11]&gt;0;TEXT([.J11];&quot;[hh].mm.ss&quot;)&amp;&quot;;&quot;;&quot;&quot;)&amp;IF([.K11]&gt;0;TEXT([.K11];&quot;[hh].mm.ss&quot;)&amp;&quot;;&quot;;&quot;&quot;)" office:value-type="string" office:string-value="34.16.10;" calcext:value-type="string">
            <text:p>34.16.10;</text:p>
          </table:table-cell>
          <table:table-cell table:formula="of:=&quot;update arc_modelli set classificazione = '&quot;&amp;[.L11]&amp;&quot;' where modello = &quot;&amp;[.A11]&amp;&quot;;&quot;" office:value-type="string" office:string-value="update arc_modelli set classificazione = '34.16.10;' where modello = 16;" calcext:value-type="string">
            <text:p>update arc_modelli set classificazione = '34.16.10;' where modello = 16;</text:p>
          </table:table-cell>
          <table:table-cell table:number-columns-repeated="244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LN - Autorizzazione alienazione o concessione uso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7"/>
          <table:table-cell table:style-name="ce2" table:formula="of:=IF([.D12]&gt;0;TEXT([.D12];&quot;[hh].mm.ss&quot;)&amp;&quot;;&quot;;&quot;&quot;)&amp;IF([.E12]&gt;0;TEXT([.E12];&quot;[hh].mm.ss&quot;)&amp;&quot;;&quot;;&quot;&quot;)&amp;IF([.F12]&gt;0;TEXT([.F12];&quot;[hh].mm.ss&quot;)&amp;&quot;;&quot;;&quot;&quot;)&amp;IF([.G12]&gt;0;TEXT([.G12];&quot;[hh].mm.ss&quot;)&amp;&quot;;&quot;;&quot;&quot;)&amp;IF([.H12]&gt;0;TEXT([.H12];&quot;[hh].mm.ss&quot;)&amp;&quot;;&quot;;&quot;&quot;)&amp;IF([.I12]&gt;0;TEXT([.I12];&quot;[hh].mm.ss&quot;)&amp;&quot;;&quot;;&quot;&quot;)&amp;IF([.J12]&gt;0;TEXT([.J12];&quot;[hh].mm.ss&quot;)&amp;&quot;;&quot;;&quot;&quot;)&amp;IF([.K12]&gt;0;TEXT([.K12];&quot;[hh].mm.ss&quot;)&amp;&quot;;&quot;;&quot;&quot;)" office:value-type="string" office:string-value="34.25.04;" calcext:value-type="string">
            <text:p>34.25.04;</text:p>
          </table:table-cell>
          <table:table-cell table:formula="of:=&quot;update arc_modelli set classificazione = '&quot;&amp;[.L12]&amp;&quot;' where modello = &quot;&amp;[.A12]&amp;&quot;;&quot;" office:value-type="string" office:string-value="update arc_modelli set classificazione = '34.25.04;' where modello = 17;" calcext:value-type="string">
            <text:p>update arc_modelli set classificazione = '34.25.04;' where modello = 17;</text:p>
          </table:table-cell>
          <table:table-cell table:number-columns-repeated="24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C - Comunicazion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3" office:value-type="time" office:time-value="PT34H19M04S" calcext:value-type="time">
            <text:p>34.19.04</text:p>
          </table:table-cell>
          <table:table-cell table:style-name="ce3"/>
          <table:table-cell table:number-columns-repeated="5"/>
          <table:table-cell table:style-name="ce2" table:formula="of:=IF([.D13]&gt;0;TEXT([.D13];&quot;[hh].mm.ss&quot;)&amp;&quot;;&quot;;&quot;&quot;)&amp;IF([.E13]&gt;0;TEXT([.E13];&quot;[hh].mm.ss&quot;)&amp;&quot;;&quot;;&quot;&quot;)&amp;IF([.F13]&gt;0;TEXT([.F13];&quot;[hh].mm.ss&quot;)&amp;&quot;;&quot;;&quot;&quot;)&amp;IF([.G13]&gt;0;TEXT([.G13];&quot;[hh].mm.ss&quot;)&amp;&quot;;&quot;;&quot;&quot;)&amp;IF([.H13]&gt;0;TEXT([.H13];&quot;[hh].mm.ss&quot;)&amp;&quot;;&quot;;&quot;&quot;)&amp;IF([.I13]&gt;0;TEXT([.I13];&quot;[hh].mm.ss&quot;)&amp;&quot;;&quot;;&quot;&quot;)&amp;IF([.J13]&gt;0;TEXT([.J13];&quot;[hh].mm.ss&quot;)&amp;&quot;;&quot;;&quot;&quot;)&amp;IF([.K13]&gt;0;TEXT([.K13];&quot;[hh].mm.ss&quot;)&amp;&quot;;&quot;;&quot;&quot;)" office:value-type="string" office:string-value="34.19.07;34.19.04;" calcext:value-type="string">
            <text:p>34.19.07;34.19.04;</text:p>
          </table:table-cell>
          <table:table-cell table:formula="of:=&quot;update arc_modelli set classificazione = '&quot;&amp;[.L13]&amp;&quot;' where modello = &quot;&amp;[.A13]&amp;&quot;;&quot;" office:value-type="string" office:string-value="update arc_modelli set classificazione = '34.19.07;34.19.04;' where modello = 18;" calcext:value-type="string">
            <text:p>update arc_modelli set classificazione = '34.19.07;34.19.04;' where modello = 18;</text:p>
          </table:table-cell>
          <table:table-cell table:number-columns-repeated="24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AT - Accesso agli atti</text:p>
          </table:table-cell>
          <table:table-cell table:style-name="ce5" office:value-type="time" office:time-value="PT04H13M07S" calcext:value-type="time">
            <text:p>04.13.07</text:p>
          </table:table-cell>
          <table:table-cell table:number-columns-repeated="7"/>
          <table:table-cell table:style-name="ce2" table:formula="of:=IF([.D14]&gt;0;TEXT([.D14];&quot;[hh].mm.ss&quot;)&amp;&quot;;&quot;;&quot;&quot;)&amp;IF([.E14]&gt;0;TEXT([.E14];&quot;[hh].mm.ss&quot;)&amp;&quot;;&quot;;&quot;&quot;)&amp;IF([.F14]&gt;0;TEXT([.F14];&quot;[hh].mm.ss&quot;)&amp;&quot;;&quot;;&quot;&quot;)&amp;IF([.G14]&gt;0;TEXT([.G14];&quot;[hh].mm.ss&quot;)&amp;&quot;;&quot;;&quot;&quot;)&amp;IF([.H14]&gt;0;TEXT([.H14];&quot;[hh].mm.ss&quot;)&amp;&quot;;&quot;;&quot;&quot;)&amp;IF([.I14]&gt;0;TEXT([.I14];&quot;[hh].mm.ss&quot;)&amp;&quot;;&quot;;&quot;&quot;)&amp;IF([.J14]&gt;0;TEXT([.J14];&quot;[hh].mm.ss&quot;)&amp;&quot;;&quot;;&quot;&quot;)&amp;IF([.K14]&gt;0;TEXT([.K14];&quot;[hh].mm.ss&quot;)&amp;&quot;;&quot;;&quot;&quot;)" office:value-type="string" office:string-value="04.13.07;" calcext:value-type="string">
            <text:p>04.13.07;</text:p>
          </table:table-cell>
          <table:table-cell table:formula="of:=&quot;update arc_modelli set classificazione = '&quot;&amp;[.L14]&amp;&quot;' where modello = &quot;&amp;[.A14]&amp;&quot;;&quot;" office:value-type="string" office:string-value="update arc_modelli set classificazione = '04.13.07;' where modello = 20;" calcext:value-type="string">
            <text:p>update arc_modelli set classificazione = '04.13.07;' where modello = 20;</text:p>
          </table:table-cell>
          <table:table-cell table:number-columns-repeated="24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RL - Alienazione soggetta a prelazione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7"/>
          <table:table-cell table:style-name="ce2" table:formula="of:=IF([.D15]&gt;0;TEXT([.D15];&quot;[hh].mm.ss&quot;)&amp;&quot;;&quot;;&quot;&quot;)&amp;IF([.E15]&gt;0;TEXT([.E15];&quot;[hh].mm.ss&quot;)&amp;&quot;;&quot;;&quot;&quot;)&amp;IF([.F15]&gt;0;TEXT([.F15];&quot;[hh].mm.ss&quot;)&amp;&quot;;&quot;;&quot;&quot;)&amp;IF([.G15]&gt;0;TEXT([.G15];&quot;[hh].mm.ss&quot;)&amp;&quot;;&quot;;&quot;&quot;)&amp;IF([.H15]&gt;0;TEXT([.H15];&quot;[hh].mm.ss&quot;)&amp;&quot;;&quot;;&quot;&quot;)&amp;IF([.I15]&gt;0;TEXT([.I15];&quot;[hh].mm.ss&quot;)&amp;&quot;;&quot;;&quot;&quot;)&amp;IF([.J15]&gt;0;TEXT([.J15];&quot;[hh].mm.ss&quot;)&amp;&quot;;&quot;;&quot;&quot;)&amp;IF([.K15]&gt;0;TEXT([.K15];&quot;[hh].mm.ss&quot;)&amp;&quot;;&quot;;&quot;&quot;)" office:value-type="string" office:string-value="34.25.04;" calcext:value-type="string">
            <text:p>34.25.04;</text:p>
          </table:table-cell>
          <table:table-cell table:formula="of:=&quot;update arc_modelli set classificazione = '&quot;&amp;[.L15]&amp;&quot;' where modello = &quot;&amp;[.A15]&amp;&quot;;&quot;" office:value-type="string" office:string-value="update arc_modelli set classificazione = '34.25.04;' where modello = 22;" calcext:value-type="string">
            <text:p>update arc_modelli set classificazione = '34.25.04;' where modello = 22;</text:p>
          </table:table-cell>
          <table:table-cell table:number-columns-repeated="244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RL - Alienazione non soggetta a prelazione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7"/>
          <table:table-cell table:style-name="ce2" table:formula="of:=IF([.D16]&gt;0;TEXT([.D16];&quot;[hh].mm.ss&quot;)&amp;&quot;;&quot;;&quot;&quot;)&amp;IF([.E16]&gt;0;TEXT([.E16];&quot;[hh].mm.ss&quot;)&amp;&quot;;&quot;;&quot;&quot;)&amp;IF([.F16]&gt;0;TEXT([.F16];&quot;[hh].mm.ss&quot;)&amp;&quot;;&quot;;&quot;&quot;)&amp;IF([.G16]&gt;0;TEXT([.G16];&quot;[hh].mm.ss&quot;)&amp;&quot;;&quot;;&quot;&quot;)&amp;IF([.H16]&gt;0;TEXT([.H16];&quot;[hh].mm.ss&quot;)&amp;&quot;;&quot;;&quot;&quot;)&amp;IF([.I16]&gt;0;TEXT([.I16];&quot;[hh].mm.ss&quot;)&amp;&quot;;&quot;;&quot;&quot;)&amp;IF([.J16]&gt;0;TEXT([.J16];&quot;[hh].mm.ss&quot;)&amp;&quot;;&quot;;&quot;&quot;)&amp;IF([.K16]&gt;0;TEXT([.K16];&quot;[hh].mm.ss&quot;)&amp;&quot;;&quot;;&quot;&quot;)" office:value-type="string" office:string-value="34.25.04;" calcext:value-type="string">
            <text:p>34.25.04;</text:p>
          </table:table-cell>
          <table:table-cell table:formula="of:=&quot;update arc_modelli set classificazione = '&quot;&amp;[.L16]&amp;&quot;' where modello = &quot;&amp;[.A16]&amp;&quot;;&quot;" office:value-type="string" office:string-value="update arc_modelli set classificazione = '34.25.04;' where modello = 23;" calcext:value-type="string">
            <text:p>update arc_modelli set classificazione = '34.25.04;' where modello = 23;</text:p>
          </table:table-cell>
          <table:table-cell table:number-columns-repeated="24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LPP - Lavori Pubblici</text:p>
          </table:table-cell>
          <table:table-cell table:style-name="ce2" office:value-type="time" office:time-value="PT25H10M01S" calcext:value-type="time">
            <text:p>25.10.01</text:p>
          </table:table-cell>
          <table:table-cell table:style-name="ce2" office:value-type="time" office:time-value="PT25H10M04S" calcext:value-type="time">
            <text:p>25.10.04</text:p>
          </table:table-cell>
          <table:table-cell table:style-name="ce2" office:value-type="time" office:time-value="PT25H10M07S" calcext:value-type="time">
            <text:p>25.10.07</text:p>
          </table:table-cell>
          <table:table-cell table:number-columns-repeated="5"/>
          <table:table-cell table:style-name="ce2" table:formula="of:=IF([.D17]&gt;0;TEXT([.D17];&quot;[hh].mm.ss&quot;)&amp;&quot;;&quot;;&quot;&quot;)&amp;IF([.E17]&gt;0;TEXT([.E17];&quot;[hh].mm.ss&quot;)&amp;&quot;;&quot;;&quot;&quot;)&amp;IF([.F17]&gt;0;TEXT([.F17];&quot;[hh].mm.ss&quot;)&amp;&quot;;&quot;;&quot;&quot;)&amp;IF([.G17]&gt;0;TEXT([.G17];&quot;[hh].mm.ss&quot;)&amp;&quot;;&quot;;&quot;&quot;)&amp;IF([.H17]&gt;0;TEXT([.H17];&quot;[hh].mm.ss&quot;)&amp;&quot;;&quot;;&quot;&quot;)&amp;IF([.I17]&gt;0;TEXT([.I17];&quot;[hh].mm.ss&quot;)&amp;&quot;;&quot;;&quot;&quot;)&amp;IF([.J17]&gt;0;TEXT([.J17];&quot;[hh].mm.ss&quot;)&amp;&quot;;&quot;;&quot;&quot;)&amp;IF([.K17]&gt;0;TEXT([.K17];&quot;[hh].mm.ss&quot;)&amp;&quot;;&quot;;&quot;&quot;)" office:value-type="string" office:string-value="25.10.01;25.10.04;25.10.07;" calcext:value-type="string">
            <text:p>25.10.01;25.10.04;25.10.07;</text:p>
          </table:table-cell>
          <table:table-cell table:formula="of:=&quot;update arc_modelli set classificazione = '&quot;&amp;[.L17]&amp;&quot;' where modello = &quot;&amp;[.A17]&amp;&quot;;&quot;" office:value-type="string" office:string-value="update arc_modelli set classificazione = '25.10.01;25.10.04;25.10.07;' where modello = 25;" calcext:value-type="string">
            <text:p>update arc_modelli set classificazione = '25.10.01;25.10.04;25.10.07;' where modello = 25;</text:p>
          </table:table-cell>
          <table:table-cell table:number-columns-repeated="24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VIA - <text:s/>Valutazione impatto ambientale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6"/>
          <table:table-cell table:style-name="ce2" table:formula="of:=IF([.D18]&gt;0;TEXT([.D18];&quot;[hh].mm.ss&quot;)&amp;&quot;;&quot;;&quot;&quot;)&amp;IF([.E18]&gt;0;TEXT([.E18];&quot;[hh].mm.ss&quot;)&amp;&quot;;&quot;;&quot;&quot;)&amp;IF([.F18]&gt;0;TEXT([.F18];&quot;[hh].mm.ss&quot;)&amp;&quot;;&quot;;&quot;&quot;)&amp;IF([.G18]&gt;0;TEXT([.G18];&quot;[hh].mm.ss&quot;)&amp;&quot;;&quot;;&quot;&quot;)&amp;IF([.H18]&gt;0;TEXT([.H18];&quot;[hh].mm.ss&quot;)&amp;&quot;;&quot;;&quot;&quot;)&amp;IF([.I18]&gt;0;TEXT([.I18];&quot;[hh].mm.ss&quot;)&amp;&quot;;&quot;;&quot;&quot;)&amp;IF([.J18]&gt;0;TEXT([.J18];&quot;[hh].mm.ss&quot;)&amp;&quot;;&quot;;&quot;&quot;)&amp;IF([.K18]&gt;0;TEXT([.K18];&quot;[hh].mm.ss&quot;)&amp;&quot;;&quot;;&quot;&quot;)" office:value-type="string" office:string-value="34.19.07;34.19.04;" calcext:value-type="string">
            <text:p>34.19.07;34.19.04;</text:p>
          </table:table-cell>
          <table:table-cell table:formula="of:=&quot;update arc_modelli set classificazione = '&quot;&amp;[.L18]&amp;&quot;' where modello = &quot;&amp;[.A18]&amp;&quot;;&quot;" office:value-type="string" office:string-value="update arc_modelli set classificazione = '34.19.07;34.19.04;' where modello = 26;" calcext:value-type="string">
            <text:p>update arc_modelli set classificazione = '34.19.07;34.19.04;' where modello = 26;</text:p>
          </table:table-cell>
          <table:table-cell table:number-columns-repeated="24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VAS - Valutazione ambientale strategic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6"/>
          <table:table-cell table:style-name="ce2" table:formula="of:=IF([.D19]&gt;0;TEXT([.D19];&quot;[hh].mm.ss&quot;)&amp;&quot;;&quot;;&quot;&quot;)&amp;IF([.E19]&gt;0;TEXT([.E19];&quot;[hh].mm.ss&quot;)&amp;&quot;;&quot;;&quot;&quot;)&amp;IF([.F19]&gt;0;TEXT([.F19];&quot;[hh].mm.ss&quot;)&amp;&quot;;&quot;;&quot;&quot;)&amp;IF([.G19]&gt;0;TEXT([.G19];&quot;[hh].mm.ss&quot;)&amp;&quot;;&quot;;&quot;&quot;)&amp;IF([.H19]&gt;0;TEXT([.H19];&quot;[hh].mm.ss&quot;)&amp;&quot;;&quot;;&quot;&quot;)&amp;IF([.I19]&gt;0;TEXT([.I19];&quot;[hh].mm.ss&quot;)&amp;&quot;;&quot;;&quot;&quot;)&amp;IF([.J19]&gt;0;TEXT([.J19];&quot;[hh].mm.ss&quot;)&amp;&quot;;&quot;;&quot;&quot;)&amp;IF([.K19]&gt;0;TEXT([.K19];&quot;[hh].mm.ss&quot;)&amp;&quot;;&quot;;&quot;&quot;)" office:value-type="string" office:string-value="34.19.07;34.19.04;" calcext:value-type="string">
            <text:p>34.19.07;34.19.04;</text:p>
          </table:table-cell>
          <table:table-cell table:formula="of:=&quot;update arc_modelli set classificazione = '&quot;&amp;[.L19]&amp;&quot;' where modello = &quot;&amp;[.A19]&amp;&quot;;&quot;" office:value-type="string" office:string-value="update arc_modelli set classificazione = '34.19.07;34.19.04;' where modello = 27;" calcext:value-type="string">
            <text:p>update arc_modelli set classificazione = '34.19.07;34.19.04;' where modello = 27;</text:p>
          </table:table-cell>
          <table:table-cell table:number-columns-repeated="244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SP - Esposti e Segnalazioni</text:p>
          </table:table-cell>
          <table:table-cell table:style-name="ce2" office:value-type="time" office:time-value="PT34H34M01S" calcext:value-type="time">
            <text:p>34.34.01</text:p>
          </table:table-cell>
          <table:table-cell table:number-columns-repeated="7"/>
          <table:table-cell table:style-name="ce2" table:formula="of:=IF([.D20]&gt;0;TEXT([.D20];&quot;[hh].mm.ss&quot;)&amp;&quot;;&quot;;&quot;&quot;)&amp;IF([.E20]&gt;0;TEXT([.E20];&quot;[hh].mm.ss&quot;)&amp;&quot;;&quot;;&quot;&quot;)&amp;IF([.F20]&gt;0;TEXT([.F20];&quot;[hh].mm.ss&quot;)&amp;&quot;;&quot;;&quot;&quot;)&amp;IF([.G20]&gt;0;TEXT([.G20];&quot;[hh].mm.ss&quot;)&amp;&quot;;&quot;;&quot;&quot;)&amp;IF([.H20]&gt;0;TEXT([.H20];&quot;[hh].mm.ss&quot;)&amp;&quot;;&quot;;&quot;&quot;)&amp;IF([.I20]&gt;0;TEXT([.I20];&quot;[hh].mm.ss&quot;)&amp;&quot;;&quot;;&quot;&quot;)&amp;IF([.J20]&gt;0;TEXT([.J20];&quot;[hh].mm.ss&quot;)&amp;&quot;;&quot;;&quot;&quot;)&amp;IF([.K20]&gt;0;TEXT([.K20];&quot;[hh].mm.ss&quot;)&amp;&quot;;&quot;;&quot;&quot;)" office:value-type="string" office:string-value="34.34.01;" calcext:value-type="string">
            <text:p>34.34.01;</text:p>
          </table:table-cell>
          <table:table-cell table:formula="of:=&quot;update arc_modelli set classificazione = '&quot;&amp;[.L20]&amp;&quot;' where modello = &quot;&amp;[.A20]&amp;&quot;;&quot;" office:value-type="string" office:string-value="update arc_modelli set classificazione = '34.34.01;' where modello = 28;" calcext:value-type="string">
            <text:p>update arc_modelli set classificazione = '34.34.01;' where modello = 28;</text:p>
          </table:table-cell>
          <table:table-cell table:number-columns-repeated="244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RS - Trascrizioni</text:p>
          </table:table-cell>
          <table:table-cell table:style-name="ce2" office:value-type="time" office:time-value="PT34H25M04S" calcext:value-type="time">
            <text:p>34.25.04</text:p>
          </table:table-cell>
          <table:table-cell table:number-columns-repeated="7"/>
          <table:table-cell table:style-name="ce2" table:formula="of:=IF([.D21]&gt;0;TEXT([.D21];&quot;[hh].mm.ss&quot;)&amp;&quot;;&quot;;&quot;&quot;)&amp;IF([.E21]&gt;0;TEXT([.E21];&quot;[hh].mm.ss&quot;)&amp;&quot;;&quot;;&quot;&quot;)&amp;IF([.F21]&gt;0;TEXT([.F21];&quot;[hh].mm.ss&quot;)&amp;&quot;;&quot;;&quot;&quot;)&amp;IF([.G21]&gt;0;TEXT([.G21];&quot;[hh].mm.ss&quot;)&amp;&quot;;&quot;;&quot;&quot;)&amp;IF([.H21]&gt;0;TEXT([.H21];&quot;[hh].mm.ss&quot;)&amp;&quot;;&quot;;&quot;&quot;)&amp;IF([.I21]&gt;0;TEXT([.I21];&quot;[hh].mm.ss&quot;)&amp;&quot;;&quot;;&quot;&quot;)&amp;IF([.J21]&gt;0;TEXT([.J21];&quot;[hh].mm.ss&quot;)&amp;&quot;;&quot;;&quot;&quot;)&amp;IF([.K21]&gt;0;TEXT([.K21];&quot;[hh].mm.ss&quot;)&amp;&quot;;&quot;;&quot;&quot;)" office:value-type="string" office:string-value="34.25.04;" calcext:value-type="string">
            <text:p>34.25.04;</text:p>
          </table:table-cell>
          <table:table-cell table:formula="of:=&quot;update arc_modelli set classificazione = '&quot;&amp;[.L21]&amp;&quot;' where modello = &quot;&amp;[.A21]&amp;&quot;;&quot;" office:value-type="string" office:string-value="update arc_modelli set classificazione = '34.25.04;' where modello = 29;" calcext:value-type="string">
            <text:p>update arc_modelli set classificazione = '34.25.04;' where modello = 29;</text:p>
          </table:table-cell>
          <table:table-cell table:number-columns-repeated="244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C - Dichiarazione interesse culturale</text:p>
          </table:table-cell>
          <table:table-cell table:style-name="ce2" office:value-type="time" office:time-value="PT34H07M07S" calcext:value-type="time">
            <text:p>34.07.07</text:p>
          </table:table-cell>
          <table:table-cell table:style-name="ce2" office:value-type="time" office:time-value="PT34H07M04S" calcext:value-type="time">
            <text:p>34.07.04</text:p>
          </table:table-cell>
          <table:table-cell table:number-columns-repeated="6"/>
          <table:table-cell table:style-name="ce2" table:formula="of:=IF([.D22]&gt;0;TEXT([.D22];&quot;[hh].mm.ss&quot;)&amp;&quot;;&quot;;&quot;&quot;)&amp;IF([.E22]&gt;0;TEXT([.E22];&quot;[hh].mm.ss&quot;)&amp;&quot;;&quot;;&quot;&quot;)&amp;IF([.F22]&gt;0;TEXT([.F22];&quot;[hh].mm.ss&quot;)&amp;&quot;;&quot;;&quot;&quot;)&amp;IF([.G22]&gt;0;TEXT([.G22];&quot;[hh].mm.ss&quot;)&amp;&quot;;&quot;;&quot;&quot;)&amp;IF([.H22]&gt;0;TEXT([.H22];&quot;[hh].mm.ss&quot;)&amp;&quot;;&quot;;&quot;&quot;)&amp;IF([.I22]&gt;0;TEXT([.I22];&quot;[hh].mm.ss&quot;)&amp;&quot;;&quot;;&quot;&quot;)&amp;IF([.J22]&gt;0;TEXT([.J22];&quot;[hh].mm.ss&quot;)&amp;&quot;;&quot;;&quot;&quot;)&amp;IF([.K22]&gt;0;TEXT([.K22];&quot;[hh].mm.ss&quot;)&amp;&quot;;&quot;;&quot;&quot;)" office:value-type="string" office:string-value="34.07.07;34.07.04;" calcext:value-type="string">
            <text:p>34.07.07;34.07.04;</text:p>
          </table:table-cell>
          <table:table-cell table:formula="of:=&quot;update arc_modelli set classificazione = '&quot;&amp;[.L22]&amp;&quot;' where modello = &quot;&amp;[.A22]&amp;&quot;;&quot;" office:value-type="string" office:string-value="update arc_modelli set classificazione = '34.07.07;34.07.04;' where modello = 30;" calcext:value-type="string">
            <text:p>update arc_modelli set classificazione = '34.07.07;34.07.04;' where modello = 30;</text:p>
          </table:table-cell>
          <table:table-cell table:number-columns-repeated="24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CS - Ricorsi e Contenziosi</text:p>
          </table:table-cell>
          <table:table-cell table:style-name="ce2" office:value-type="time" office:time-value="PT49H25M01S" calcext:value-type="time">
            <text:p>49.25.01</text:p>
          </table:table-cell>
          <table:table-cell table:style-name="ce2"/>
          <table:table-cell table:number-columns-repeated="6"/>
          <table:table-cell table:style-name="ce2" table:formula="of:=IF([.D23]&gt;0;TEXT([.D23];&quot;[hh].mm.ss&quot;)&amp;&quot;;&quot;;&quot;&quot;)&amp;IF([.E23]&gt;0;TEXT([.E23];&quot;[hh].mm.ss&quot;)&amp;&quot;;&quot;;&quot;&quot;)&amp;IF([.F23]&gt;0;TEXT([.F23];&quot;[hh].mm.ss&quot;)&amp;&quot;;&quot;;&quot;&quot;)&amp;IF([.G23]&gt;0;TEXT([.G23];&quot;[hh].mm.ss&quot;)&amp;&quot;;&quot;;&quot;&quot;)&amp;IF([.H23]&gt;0;TEXT([.H23];&quot;[hh].mm.ss&quot;)&amp;&quot;;&quot;;&quot;&quot;)&amp;IF([.I23]&gt;0;TEXT([.I23];&quot;[hh].mm.ss&quot;)&amp;&quot;;&quot;;&quot;&quot;)&amp;IF([.J23]&gt;0;TEXT([.J23];&quot;[hh].mm.ss&quot;)&amp;&quot;;&quot;;&quot;&quot;)&amp;IF([.K23]&gt;0;TEXT([.K23];&quot;[hh].mm.ss&quot;)&amp;&quot;;&quot;;&quot;&quot;)" office:value-type="string" office:string-value="49.25.01;" calcext:value-type="string">
            <text:p>49.25.01;</text:p>
          </table:table-cell>
          <table:table-cell table:formula="of:=&quot;update arc_modelli set classificazione = '&quot;&amp;[.L23]&amp;&quot;' where modello = &quot;&amp;[.A23]&amp;&quot;;&quot;" office:value-type="string" office:string-value="update arc_modelli set classificazione = '49.25.01;' where modello = 31;" calcext:value-type="string">
            <text:p>update arc_modelli set classificazione = '49.25.01;' where modello = 31;</text:p>
          </table:table-cell>
          <table:table-cell table:number-columns-repeated="244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AE - Paesaggio art. 153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0M02S" calcext:value-type="time">
            <text:p>34.10.02</text:p>
          </table:table-cell>
          <table:table-cell table:number-columns-repeated="5"/>
          <table:table-cell table:style-name="ce2" table:formula="of:=IF([.D24]&gt;0;TEXT([.D24];&quot;[hh].mm.ss&quot;)&amp;&quot;;&quot;;&quot;&quot;)&amp;IF([.E24]&gt;0;TEXT([.E24];&quot;[hh].mm.ss&quot;)&amp;&quot;;&quot;;&quot;&quot;)&amp;IF([.F24]&gt;0;TEXT([.F24];&quot;[hh].mm.ss&quot;)&amp;&quot;;&quot;;&quot;&quot;)&amp;IF([.G24]&gt;0;TEXT([.G24];&quot;[hh].mm.ss&quot;)&amp;&quot;;&quot;;&quot;&quot;)&amp;IF([.H24]&gt;0;TEXT([.H24];&quot;[hh].mm.ss&quot;)&amp;&quot;;&quot;;&quot;&quot;)&amp;IF([.I24]&gt;0;TEXT([.I24];&quot;[hh].mm.ss&quot;)&amp;&quot;;&quot;;&quot;&quot;)&amp;IF([.J24]&gt;0;TEXT([.J24];&quot;[hh].mm.ss&quot;)&amp;&quot;;&quot;;&quot;&quot;)&amp;IF([.K24]&gt;0;TEXT([.K24];&quot;[hh].mm.ss&quot;)&amp;&quot;;&quot;;&quot;&quot;)" office:value-type="string" office:string-value="34.19.07;34.19.04;34.10.02;" calcext:value-type="string">
            <text:p>34.19.07;34.19.04;34.10.02;</text:p>
          </table:table-cell>
          <table:table-cell table:formula="of:=&quot;update arc_modelli set classificazione = '&quot;&amp;[.L24]&amp;&quot;' where modello = &quot;&amp;[.A24]&amp;&quot;;&quot;" office:value-type="string" office:string-value="update arc_modelli set classificazione = '34.19.07;34.19.04;34.10.02;' where modello = 32;" calcext:value-type="string">
            <text:p>update arc_modelli set classificazione = '34.19.07;34.19.04;34.10.02;' where modello = 32;</text:p>
          </table:table-cell>
          <table:table-cell table:number-columns-repeated="244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UBC - Uso di Beni Culturali</text:p>
          </table:table-cell>
          <table:table-cell table:style-name="ce2" office:value-type="time" office:time-value="PT34H25M01S" calcext:value-type="time">
            <text:p>34.25.01</text:p>
          </table:table-cell>
          <table:table-cell table:number-columns-repeated="7"/>
          <table:table-cell table:style-name="ce2" table:formula="of:=IF([.D25]&gt;0;TEXT([.D25];&quot;[hh].mm.ss&quot;)&amp;&quot;;&quot;;&quot;&quot;)&amp;IF([.E25]&gt;0;TEXT([.E25];&quot;[hh].mm.ss&quot;)&amp;&quot;;&quot;;&quot;&quot;)&amp;IF([.F25]&gt;0;TEXT([.F25];&quot;[hh].mm.ss&quot;)&amp;&quot;;&quot;;&quot;&quot;)&amp;IF([.G25]&gt;0;TEXT([.G25];&quot;[hh].mm.ss&quot;)&amp;&quot;;&quot;;&quot;&quot;)&amp;IF([.H25]&gt;0;TEXT([.H25];&quot;[hh].mm.ss&quot;)&amp;&quot;;&quot;;&quot;&quot;)&amp;IF([.I25]&gt;0;TEXT([.I25];&quot;[hh].mm.ss&quot;)&amp;&quot;;&quot;;&quot;&quot;)&amp;IF([.J25]&gt;0;TEXT([.J25];&quot;[hh].mm.ss&quot;)&amp;&quot;;&quot;;&quot;&quot;)&amp;IF([.K25]&gt;0;TEXT([.K25];&quot;[hh].mm.ss&quot;)&amp;&quot;;&quot;;&quot;&quot;)" office:value-type="string" office:string-value="34.25.01;" calcext:value-type="string">
            <text:p>34.25.01;</text:p>
          </table:table-cell>
          <table:table-cell table:formula="of:=&quot;update arc_modelli set classificazione = '&quot;&amp;[.L25]&amp;&quot;' where modello = &quot;&amp;[.A25]&amp;&quot;;&quot;" office:value-type="string" office:string-value="update arc_modelli set classificazione = '34.25.01;' where modello = 33;" calcext:value-type="string">
            <text:p>update arc_modelli set classificazione = '34.25.01;' where modello = 33;</text:p>
          </table:table-cell>
          <table:table-cell table:number-columns-repeated="244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E - Paesaggio art. 154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0M02S" calcext:value-type="time">
            <text:p>34.10.02</text:p>
          </table:table-cell>
          <table:table-cell table:style-name="ce8" office:value-type="time" office:time-value="PT34H10M05S" calcext:value-type="time">
            <text:p>34.10.05</text:p>
          </table:table-cell>
          <table:table-cell table:number-columns-repeated="4"/>
          <table:table-cell table:style-name="ce2" table:formula="of:=IF([.D26]&gt;0;TEXT([.D26];&quot;[hh].mm.ss&quot;)&amp;&quot;;&quot;;&quot;&quot;)&amp;IF([.E26]&gt;0;TEXT([.E26];&quot;[hh].mm.ss&quot;)&amp;&quot;;&quot;;&quot;&quot;)&amp;IF([.F26]&gt;0;TEXT([.F26];&quot;[hh].mm.ss&quot;)&amp;&quot;;&quot;;&quot;&quot;)&amp;IF([.G26]&gt;0;TEXT([.G26];&quot;[hh].mm.ss&quot;)&amp;&quot;;&quot;;&quot;&quot;)&amp;IF([.H26]&gt;0;TEXT([.H26];&quot;[hh].mm.ss&quot;)&amp;&quot;;&quot;;&quot;&quot;)&amp;IF([.I26]&gt;0;TEXT([.I26];&quot;[hh].mm.ss&quot;)&amp;&quot;;&quot;;&quot;&quot;)&amp;IF([.J26]&gt;0;TEXT([.J26];&quot;[hh].mm.ss&quot;)&amp;&quot;;&quot;;&quot;&quot;)&amp;IF([.K26]&gt;0;TEXT([.K26];&quot;[hh].mm.ss&quot;)&amp;&quot;;&quot;;&quot;&quot;)" office:value-type="string" office:string-value="34.19.07;34.19.04;34.10.02;34.10.05;" calcext:value-type="string">
            <text:p>34.19.07;34.19.04;34.10.02;34.10.05;</text:p>
          </table:table-cell>
          <table:table-cell table:formula="of:=&quot;update arc_modelli set classificazione = '&quot;&amp;[.L26]&amp;&quot;' where modello = &quot;&amp;[.A26]&amp;&quot;;&quot;" office:value-type="string" office:string-value="update arc_modelli set classificazione = '34.19.07;34.19.04;34.10.02;34.10.05;' where modello = 34;" calcext:value-type="string">
            <text:p>update arc_modelli set classificazione = '34.19.07;34.19.04;34.10.02;34.10.05;' where modello = 34;</text:p>
          </table:table-cell>
          <table:table-cell table:number-columns-repeated="24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BL - Biblioteca</text:p>
          </table:table-cell>
          <table:table-cell table:style-name="ce6" office:value-type="time" office:time-value="PT13H13M00S" calcext:value-type="time">
            <text:p>13.13.00</text:p>
          </table:table-cell>
          <table:table-cell table:style-name="ce5" office:value-type="time" office:time-value="PT13H13M04S" calcext:value-type="time">
            <text:p>13.13.04</text:p>
          </table:table-cell>
          <table:table-cell table:style-name="ce5" office:value-type="time" office:time-value="PT13H13M10S" calcext:value-type="time">
            <text:p>13.13.10</text:p>
          </table:table-cell>
          <table:table-cell table:style-name="ce5" office:value-type="time" office:time-value="PT13H13M13S" calcext:value-type="time">
            <text:p>13.13.13</text:p>
          </table:table-cell>
          <table:table-cell table:style-name="ce5" office:value-type="time" office:time-value="PT13H13M16S" calcext:value-type="time">
            <text:p>13.13.16</text:p>
          </table:table-cell>
          <table:table-cell table:style-name="ce5" office:value-type="time" office:time-value="PT13H13M19S" calcext:value-type="time">
            <text:p>13.13.19</text:p>
          </table:table-cell>
          <table:table-cell table:style-name="ce5" office:value-type="time" office:time-value="PT13H13M22S" calcext:value-type="time">
            <text:p>13.13.22</text:p>
          </table:table-cell>
          <table:table-cell table:style-name="ce5" office:value-type="time" office:time-value="PT13H13M25S" calcext:value-type="time">
            <text:p>13.13.25</text:p>
          </table:table-cell>
          <table:table-cell table:style-name="ce2" table:formula="of:=IF([.D27]&gt;0;TEXT([.D27];&quot;[hh].mm.ss&quot;)&amp;&quot;;&quot;;&quot;&quot;)&amp;IF([.E27]&gt;0;TEXT([.E27];&quot;[hh].mm.ss&quot;)&amp;&quot;;&quot;;&quot;&quot;)&amp;IF([.F27]&gt;0;TEXT([.F27];&quot;[hh].mm.ss&quot;)&amp;&quot;;&quot;;&quot;&quot;)&amp;IF([.G27]&gt;0;TEXT([.G27];&quot;[hh].mm.ss&quot;)&amp;&quot;;&quot;;&quot;&quot;)&amp;IF([.H27]&gt;0;TEXT([.H27];&quot;[hh].mm.ss&quot;)&amp;&quot;;&quot;;&quot;&quot;)&amp;IF([.I27]&gt;0;TEXT([.I27];&quot;[hh].mm.ss&quot;)&amp;&quot;;&quot;;&quot;&quot;)&amp;IF([.J27]&gt;0;TEXT([.J27];&quot;[hh].mm.ss&quot;)&amp;&quot;;&quot;;&quot;&quot;)&amp;IF([.K27]&gt;0;TEXT([.K27];&quot;[hh].mm.ss&quot;)&amp;&quot;;&quot;;&quot;&quot;)" office:value-type="string" office:string-value="13.13.00;13.13.04;13.13.10;13.13.13;13.13.16;13.13.19;13.13.22;13.13.25;" calcext:value-type="string">
            <text:p>13.13.00;13.13.04;13.13.10;13.13.13;13.13.16;13.13.19;13.13.22;13.13.25;</text:p>
          </table:table-cell>
          <table:table-cell table:formula="of:=&quot;update arc_modelli set classificazione = '&quot;&amp;[.L27]&amp;&quot;' where modello = &quot;&amp;[.A27]&amp;&quot;;&quot;" office:value-type="string" office:string-value="update arc_modelli set classificazione = '13.13.00;13.13.04;13.13.10;13.13.13;13.13.16;13.13.19;13.13.22;13.13.25;' where modello = 35;" calcext:value-type="string">
            <text:p>update arc_modelli set classificazione = '13.13.00;13.13.04;13.13.10;13.13.13;13.13.16;13.13.19;13.13.22;13.13.25;' where modello = 35;</text:p>
          </table:table-cell>
          <table:table-cell table:number-columns-repeated="24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MNL - Tutela indirett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4" office:value-type="time" office:time-value="PT34H19M06S" calcext:value-type="time">
            <text:p>34.19.06</text:p>
          </table:table-cell>
          <table:table-cell table:number-columns-repeated="5"/>
          <table:table-cell table:style-name="ce2" table:formula="of:=IF([.D28]&gt;0;TEXT([.D28];&quot;[hh].mm.ss&quot;)&amp;&quot;;&quot;;&quot;&quot;)&amp;IF([.E28]&gt;0;TEXT([.E28];&quot;[hh].mm.ss&quot;)&amp;&quot;;&quot;;&quot;&quot;)&amp;IF([.F28]&gt;0;TEXT([.F28];&quot;[hh].mm.ss&quot;)&amp;&quot;;&quot;;&quot;&quot;)&amp;IF([.G28]&gt;0;TEXT([.G28];&quot;[hh].mm.ss&quot;)&amp;&quot;;&quot;;&quot;&quot;)&amp;IF([.H28]&gt;0;TEXT([.H28];&quot;[hh].mm.ss&quot;)&amp;&quot;;&quot;;&quot;&quot;)&amp;IF([.I28]&gt;0;TEXT([.I28];&quot;[hh].mm.ss&quot;)&amp;&quot;;&quot;;&quot;&quot;)&amp;IF([.J28]&gt;0;TEXT([.J28];&quot;[hh].mm.ss&quot;)&amp;&quot;;&quot;;&quot;&quot;)&amp;IF([.K28]&gt;0;TEXT([.K28];&quot;[hh].mm.ss&quot;)&amp;&quot;;&quot;;&quot;&quot;)" office:value-type="string" office:string-value="34.19.07;34.19.04;34.19.06;" calcext:value-type="string">
            <text:p>34.19.07;34.19.04;34.19.06;</text:p>
          </table:table-cell>
          <table:table-cell table:formula="of:=&quot;update arc_modelli set classificazione = '&quot;&amp;[.L28]&amp;&quot;' where modello = &quot;&amp;[.A28]&amp;&quot;;&quot;" office:value-type="string" office:string-value="update arc_modelli set classificazione = '34.19.07;34.19.04;34.19.06;' where modello = 36;" calcext:value-type="string">
            <text:p>update arc_modelli set classificazione = '34.19.07;34.19.04;34.19.06;' where modello = 36;</text:p>
          </table:table-cell>
          <table:table-cell table:number-columns-repeated="244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ST - Attestazione Restauratori art. 182</text:p>
          </table:table-cell>
          <table:table-cell table:style-name="ce7" office:value-type="time" office:time-value="PT34H19M19S" calcext:value-type="time">
            <text:p>34.19.19</text:p>
          </table:table-cell>
          <table:table-cell table:number-columns-repeated="7"/>
          <table:table-cell table:style-name="ce2" table:formula="of:=IF([.D29]&gt;0;TEXT([.D29];&quot;[hh].mm.ss&quot;)&amp;&quot;;&quot;;&quot;&quot;)&amp;IF([.E29]&gt;0;TEXT([.E29];&quot;[hh].mm.ss&quot;)&amp;&quot;;&quot;;&quot;&quot;)&amp;IF([.F29]&gt;0;TEXT([.F29];&quot;[hh].mm.ss&quot;)&amp;&quot;;&quot;;&quot;&quot;)&amp;IF([.G29]&gt;0;TEXT([.G29];&quot;[hh].mm.ss&quot;)&amp;&quot;;&quot;;&quot;&quot;)&amp;IF([.H29]&gt;0;TEXT([.H29];&quot;[hh].mm.ss&quot;)&amp;&quot;;&quot;;&quot;&quot;)&amp;IF([.I29]&gt;0;TEXT([.I29];&quot;[hh].mm.ss&quot;)&amp;&quot;;&quot;;&quot;&quot;)&amp;IF([.J29]&gt;0;TEXT([.J29];&quot;[hh].mm.ss&quot;)&amp;&quot;;&quot;;&quot;&quot;)&amp;IF([.K29]&gt;0;TEXT([.K29];&quot;[hh].mm.ss&quot;)&amp;&quot;;&quot;;&quot;&quot;)" office:value-type="string" office:string-value="34.19.19;" calcext:value-type="string">
            <text:p>34.19.19;</text:p>
          </table:table-cell>
          <table:table-cell table:formula="of:=&quot;update arc_modelli set classificazione = '&quot;&amp;[.L29]&amp;&quot;' where modello = &quot;&amp;[.A29]&amp;&quot;;&quot;" office:value-type="string" office:string-value="update arc_modelli set classificazione = '34.19.19;' where modello = 37;" calcext:value-type="string">
            <text:p>update arc_modelli set classificazione = '34.19.19;' where modello = 37;</text:p>
          </table:table-cell>
          <table:table-cell table:number-columns-repeated="24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LC - Sollecit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3" office:value-type="time" office:time-value="PT34H19M04S" calcext:value-type="time">
            <text:p>34.19.04</text:p>
          </table:table-cell>
          <table:table-cell table:number-columns-repeated="6"/>
          <table:table-cell table:style-name="ce2" table:formula="of:=IF([.D30]&gt;0;TEXT([.D30];&quot;[hh].mm.ss&quot;)&amp;&quot;;&quot;;&quot;&quot;)&amp;IF([.E30]&gt;0;TEXT([.E30];&quot;[hh].mm.ss&quot;)&amp;&quot;;&quot;;&quot;&quot;)&amp;IF([.F30]&gt;0;TEXT([.F30];&quot;[hh].mm.ss&quot;)&amp;&quot;;&quot;;&quot;&quot;)&amp;IF([.G30]&gt;0;TEXT([.G30];&quot;[hh].mm.ss&quot;)&amp;&quot;;&quot;;&quot;&quot;)&amp;IF([.H30]&gt;0;TEXT([.H30];&quot;[hh].mm.ss&quot;)&amp;&quot;;&quot;;&quot;&quot;)&amp;IF([.I30]&gt;0;TEXT([.I30];&quot;[hh].mm.ss&quot;)&amp;&quot;;&quot;;&quot;&quot;)&amp;IF([.J30]&gt;0;TEXT([.J30];&quot;[hh].mm.ss&quot;)&amp;&quot;;&quot;;&quot;&quot;)&amp;IF([.K30]&gt;0;TEXT([.K30];&quot;[hh].mm.ss&quot;)&amp;&quot;;&quot;;&quot;&quot;)" office:value-type="string" office:string-value="34.19.07;34.19.04;" calcext:value-type="string">
            <text:p>34.19.07;34.19.04;</text:p>
          </table:table-cell>
          <table:table-cell table:formula="of:=&quot;update arc_modelli set classificazione = '&quot;&amp;[.L30]&amp;&quot;' where modello = &quot;&amp;[.A30]&amp;&quot;;&quot;" office:value-type="string" office:string-value="update arc_modelli set classificazione = '34.19.07;34.19.04;' where modello = 38;" calcext:value-type="string">
            <text:p>update arc_modelli set classificazione = '34.19.07;34.19.04;' where modello = 38;</text:p>
          </table:table-cell>
          <table:table-cell table:number-columns-repeated="244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RG - Progetti Speciali, Accordi di Programma</text:p>
          </table:table-cell>
          <table:table-cell table:style-name="ce2" office:value-type="time" office:time-value="PT31H10M04S" calcext:value-type="time">
            <text:p>31.10.04</text:p>
          </table:table-cell>
          <table:table-cell table:number-columns-repeated="7"/>
          <table:table-cell table:style-name="ce2" table:formula="of:=IF([.D31]&gt;0;TEXT([.D31];&quot;[hh].mm.ss&quot;)&amp;&quot;;&quot;;&quot;&quot;)&amp;IF([.E31]&gt;0;TEXT([.E31];&quot;[hh].mm.ss&quot;)&amp;&quot;;&quot;;&quot;&quot;)&amp;IF([.F31]&gt;0;TEXT([.F31];&quot;[hh].mm.ss&quot;)&amp;&quot;;&quot;;&quot;&quot;)&amp;IF([.G31]&gt;0;TEXT([.G31];&quot;[hh].mm.ss&quot;)&amp;&quot;;&quot;;&quot;&quot;)&amp;IF([.H31]&gt;0;TEXT([.H31];&quot;[hh].mm.ss&quot;)&amp;&quot;;&quot;;&quot;&quot;)&amp;IF([.I31]&gt;0;TEXT([.I31];&quot;[hh].mm.ss&quot;)&amp;&quot;;&quot;;&quot;&quot;)&amp;IF([.J31]&gt;0;TEXT([.J31];&quot;[hh].mm.ss&quot;)&amp;&quot;;&quot;;&quot;&quot;)&amp;IF([.K31]&gt;0;TEXT([.K31];&quot;[hh].mm.ss&quot;)&amp;&quot;;&quot;;&quot;&quot;)" office:value-type="string" office:string-value="31.10.04;" calcext:value-type="string">
            <text:p>31.10.04;</text:p>
          </table:table-cell>
          <table:table-cell table:formula="of:=&quot;update arc_modelli set classificazione = '&quot;&amp;[.L31]&amp;&quot;' where modello = &quot;&amp;[.A31]&amp;&quot;;&quot;" office:value-type="string" office:string-value="update arc_modelli set classificazione = '31.10.04;' where modello = 39;" calcext:value-type="string">
            <text:p>update arc_modelli set classificazione = '31.10.04;' where modello = 39;</text:p>
          </table:table-cell>
          <table:table-cell table:number-columns-repeated="244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AE - Paesaggio art. 146 <text:s/>proc. semplificat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style-name="ce8" office:value-type="time" office:time-value="PT34H10M05S" calcext:value-type="time">
            <text:p>34.10.05</text:p>
          </table:table-cell>
          <table:table-cell table:number-columns-repeated="5"/>
          <table:table-cell table:style-name="ce2" table:formula="of:=IF([.D32]&gt;0;TEXT([.D32];&quot;[hh].mm.ss&quot;)&amp;&quot;;&quot;;&quot;&quot;)&amp;IF([.E32]&gt;0;TEXT([.E32];&quot;[hh].mm.ss&quot;)&amp;&quot;;&quot;;&quot;&quot;)&amp;IF([.F32]&gt;0;TEXT([.F32];&quot;[hh].mm.ss&quot;)&amp;&quot;;&quot;;&quot;&quot;)&amp;IF([.G32]&gt;0;TEXT([.G32];&quot;[hh].mm.ss&quot;)&amp;&quot;;&quot;;&quot;&quot;)&amp;IF([.H32]&gt;0;TEXT([.H32];&quot;[hh].mm.ss&quot;)&amp;&quot;;&quot;;&quot;&quot;)&amp;IF([.I32]&gt;0;TEXT([.I32];&quot;[hh].mm.ss&quot;)&amp;&quot;;&quot;;&quot;&quot;)&amp;IF([.J32]&gt;0;TEXT([.J32];&quot;[hh].mm.ss&quot;)&amp;&quot;;&quot;;&quot;&quot;)&amp;IF([.K32]&gt;0;TEXT([.K32];&quot;[hh].mm.ss&quot;)&amp;&quot;;&quot;;&quot;&quot;)" office:value-type="string" office:string-value="34.19.07;34.19.04;34.10.05;" calcext:value-type="string">
            <text:p>34.19.07;34.19.04;34.10.05;</text:p>
          </table:table-cell>
          <table:table-cell table:formula="of:=&quot;update arc_modelli set classificazione = '&quot;&amp;[.L32]&amp;&quot;' where modello = &quot;&amp;[.A32]&amp;&quot;;&quot;" office:value-type="string" office:string-value="update arc_modelli set classificazione = '34.19.07;34.19.04;34.10.05;' where modello = 41;" calcext:value-type="string">
            <text:p>update arc_modelli set classificazione = '34.19.07;34.19.04;34.10.05;' where modello = 41;</text:p>
          </table:table-cell>
          <table:table-cell table:number-columns-repeated="24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 - Fermo Amministrativo e Revoca</text:p>
          </table:table-cell>
          <table:table-cell table:style-name="ce6" office:value-type="time" office:time-value="PT22H04M00S" calcext:value-type="time">
            <text:p>22.04.00</text:p>
          </table:table-cell>
          <table:table-cell table:number-columns-repeated="7"/>
          <table:table-cell table:style-name="ce2" table:formula="of:=IF([.D33]&gt;0;TEXT([.D33];&quot;[hh].mm.ss&quot;)&amp;&quot;;&quot;;&quot;&quot;)&amp;IF([.E33]&gt;0;TEXT([.E33];&quot;[hh].mm.ss&quot;)&amp;&quot;;&quot;;&quot;&quot;)&amp;IF([.F33]&gt;0;TEXT([.F33];&quot;[hh].mm.ss&quot;)&amp;&quot;;&quot;;&quot;&quot;)&amp;IF([.G33]&gt;0;TEXT([.G33];&quot;[hh].mm.ss&quot;)&amp;&quot;;&quot;;&quot;&quot;)&amp;IF([.H33]&gt;0;TEXT([.H33];&quot;[hh].mm.ss&quot;)&amp;&quot;;&quot;;&quot;&quot;)&amp;IF([.I33]&gt;0;TEXT([.I33];&quot;[hh].mm.ss&quot;)&amp;&quot;;&quot;;&quot;&quot;)&amp;IF([.J33]&gt;0;TEXT([.J33];&quot;[hh].mm.ss&quot;)&amp;&quot;;&quot;;&quot;&quot;)&amp;IF([.K33]&gt;0;TEXT([.K33];&quot;[hh].mm.ss&quot;)&amp;&quot;;&quot;;&quot;&quot;)" office:value-type="string" office:string-value="22.04.00;" calcext:value-type="string">
            <text:p>22.04.00;</text:p>
          </table:table-cell>
          <table:table-cell table:formula="of:=&quot;update arc_modelli set classificazione = '&quot;&amp;[.L33]&amp;&quot;' where modello = &quot;&amp;[.A33]&amp;&quot;;&quot;" office:value-type="string" office:string-value="update arc_modelli set classificazione = '22.04.00;' where modello = 42;" calcext:value-type="string">
            <text:p>update arc_modelli set classificazione = '22.04.00;' where modello = 42;</text:p>
          </table:table-cell>
          <table:table-cell table:number-columns-repeated="24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TG - Archivio Fotografico</text:p>
          </table:table-cell>
          <table:table-cell table:style-name="ce2" office:value-type="time" office:time-value="PT04H13M07S" calcext:value-type="time">
            <text:p>04.13.07</text:p>
          </table:table-cell>
          <table:table-cell table:number-columns-repeated="7"/>
          <table:table-cell table:style-name="ce2" table:formula="of:=IF([.D34]&gt;0;TEXT([.D34];&quot;[hh].mm.ss&quot;)&amp;&quot;;&quot;;&quot;&quot;)&amp;IF([.E34]&gt;0;TEXT([.E34];&quot;[hh].mm.ss&quot;)&amp;&quot;;&quot;;&quot;&quot;)&amp;IF([.F34]&gt;0;TEXT([.F34];&quot;[hh].mm.ss&quot;)&amp;&quot;;&quot;;&quot;&quot;)&amp;IF([.G34]&gt;0;TEXT([.G34];&quot;[hh].mm.ss&quot;)&amp;&quot;;&quot;;&quot;&quot;)&amp;IF([.H34]&gt;0;TEXT([.H34];&quot;[hh].mm.ss&quot;)&amp;&quot;;&quot;;&quot;&quot;)&amp;IF([.I34]&gt;0;TEXT([.I34];&quot;[hh].mm.ss&quot;)&amp;&quot;;&quot;;&quot;&quot;)&amp;IF([.J34]&gt;0;TEXT([.J34];&quot;[hh].mm.ss&quot;)&amp;&quot;;&quot;;&quot;&quot;)&amp;IF([.K34]&gt;0;TEXT([.K34];&quot;[hh].mm.ss&quot;)&amp;&quot;;&quot;;&quot;&quot;)" office:value-type="string" office:string-value="04.13.07;" calcext:value-type="string">
            <text:p>04.13.07;</text:p>
          </table:table-cell>
          <table:table-cell table:formula="of:=&quot;update arc_modelli set classificazione = '&quot;&amp;[.L34]&amp;&quot;' where modello = &quot;&amp;[.A34]&amp;&quot;;&quot;" office:value-type="string" office:string-value="update arc_modelli set classificazione = '04.13.07;' where modello = 44;" calcext:value-type="string">
            <text:p>update arc_modelli set classificazione = '04.13.07;' where modello = 44;</text:p>
          </table:table-cell>
          <table:table-cell table:number-columns-repeated="24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MN - Beni Demaniali</text:p>
          </table:table-cell>
          <table:table-cell table:style-name="ce7" office:value-type="time" office:time-value="PT25H07M01S" calcext:value-type="time">
            <text:p>25.07.01</text:p>
          </table:table-cell>
          <table:table-cell table:style-name="ce2" office:value-type="time" office:time-value="PT25H10M01S" calcext:value-type="time">
            <text:p>25.10.01</text:p>
          </table:table-cell>
          <table:table-cell table:style-name="ce2" office:value-type="time" office:time-value="PT25H10M04S" calcext:value-type="time">
            <text:p>25.10.04</text:p>
          </table:table-cell>
          <table:table-cell table:style-name="ce2" office:value-type="time" office:time-value="PT25H10M13S" calcext:value-type="time">
            <text:p>25.10.13</text:p>
          </table:table-cell>
          <table:table-cell table:style-name="ce2" office:value-type="time" office:time-value="PT25H10M19S" calcext:value-type="time">
            <text:p>25.10.19</text:p>
          </table:table-cell>
          <table:table-cell table:number-columns-repeated="3"/>
          <table:table-cell table:style-name="ce2" table:formula="of:=IF([.D35]&gt;0;TEXT([.D35];&quot;[hh].mm.ss&quot;)&amp;&quot;;&quot;;&quot;&quot;)&amp;IF([.E35]&gt;0;TEXT([.E35];&quot;[hh].mm.ss&quot;)&amp;&quot;;&quot;;&quot;&quot;)&amp;IF([.F35]&gt;0;TEXT([.F35];&quot;[hh].mm.ss&quot;)&amp;&quot;;&quot;;&quot;&quot;)&amp;IF([.G35]&gt;0;TEXT([.G35];&quot;[hh].mm.ss&quot;)&amp;&quot;;&quot;;&quot;&quot;)&amp;IF([.H35]&gt;0;TEXT([.H35];&quot;[hh].mm.ss&quot;)&amp;&quot;;&quot;;&quot;&quot;)&amp;IF([.I35]&gt;0;TEXT([.I35];&quot;[hh].mm.ss&quot;)&amp;&quot;;&quot;;&quot;&quot;)&amp;IF([.J35]&gt;0;TEXT([.J35];&quot;[hh].mm.ss&quot;)&amp;&quot;;&quot;;&quot;&quot;)&amp;IF([.K35]&gt;0;TEXT([.K35];&quot;[hh].mm.ss&quot;)&amp;&quot;;&quot;;&quot;&quot;)" office:value-type="string" office:string-value="25.07.01;25.10.01;25.10.04;25.10.13;25.10.19;" calcext:value-type="string">
            <text:p>25.07.01;25.10.01;25.10.04;25.10.13;25.10.19;</text:p>
          </table:table-cell>
          <table:table-cell table:formula="of:=&quot;update arc_modelli set classificazione = '&quot;&amp;[.L35]&amp;&quot;' where modello = &quot;&amp;[.A35]&amp;&quot;;&quot;" office:value-type="string" office:string-value="update arc_modelli set classificazione = '25.07.01;25.10.01;25.10.04;25.10.13;25.10.19;' where modello = 45;" calcext:value-type="string">
            <text:p>update arc_modelli set classificazione = '25.07.01;25.10.01;25.10.04;25.10.13;25.10.19;' where modello = 45;</text:p>
          </table:table-cell>
          <table:table-cell table:number-columns-repeated="244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NTG - Monitoraggi statistici</text:p>
          </table:table-cell>
          <table:table-cell table:style-name="ce5" office:value-type="time" office:time-value="PT04H19M10S" calcext:value-type="time">
            <text:p>04.19.10</text:p>
          </table:table-cell>
          <table:table-cell table:number-columns-repeated="7"/>
          <table:table-cell table:style-name="ce2" table:formula="of:=IF([.D36]&gt;0;TEXT([.D36];&quot;[hh].mm.ss&quot;)&amp;&quot;;&quot;;&quot;&quot;)&amp;IF([.E36]&gt;0;TEXT([.E36];&quot;[hh].mm.ss&quot;)&amp;&quot;;&quot;;&quot;&quot;)&amp;IF([.F36]&gt;0;TEXT([.F36];&quot;[hh].mm.ss&quot;)&amp;&quot;;&quot;;&quot;&quot;)&amp;IF([.G36]&gt;0;TEXT([.G36];&quot;[hh].mm.ss&quot;)&amp;&quot;;&quot;;&quot;&quot;)&amp;IF([.H36]&gt;0;TEXT([.H36];&quot;[hh].mm.ss&quot;)&amp;&quot;;&quot;;&quot;&quot;)&amp;IF([.I36]&gt;0;TEXT([.I36];&quot;[hh].mm.ss&quot;)&amp;&quot;;&quot;;&quot;&quot;)&amp;IF([.J36]&gt;0;TEXT([.J36];&quot;[hh].mm.ss&quot;)&amp;&quot;;&quot;;&quot;&quot;)&amp;IF([.K36]&gt;0;TEXT([.K36];&quot;[hh].mm.ss&quot;)&amp;&quot;;&quot;;&quot;&quot;)" office:value-type="string" office:string-value="04.19.10;" calcext:value-type="string">
            <text:p>04.19.10;</text:p>
          </table:table-cell>
          <table:table-cell table:formula="of:=&quot;update arc_modelli set classificazione = '&quot;&amp;[.L36]&amp;&quot;' where modello = &quot;&amp;[.A36]&amp;&quot;;&quot;" office:value-type="string" office:string-value="update arc_modelli set classificazione = '04.19.10;' where modello = 46;" calcext:value-type="string">
            <text:p>update arc_modelli set classificazione = '04.19.10;' where modello = 46;</text:p>
          </table:table-cell>
          <table:table-cell table:number-columns-repeated="244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NL - Autorizzazione demolizioni e rimozioni</text:p>
          </table:table-cell>
          <table:table-cell table:style-name="ce2" office:value-type="time" office:time-value="PT34H16M01S" calcext:value-type="time">
            <text:p>34.16.01</text:p>
          </table:table-cell>
          <table:table-cell table:style-name="ce2" office:value-type="time" office:time-value="PT34H16M04S" calcext:value-type="time">
            <text:p>34.16.04</text:p>
          </table:table-cell>
          <table:table-cell table:style-name="ce2" table:number-columns-repeated="2"/>
          <table:table-cell table:number-columns-repeated="4"/>
          <table:table-cell table:style-name="ce2" table:formula="of:=IF([.D37]&gt;0;TEXT([.D37];&quot;[hh].mm.ss&quot;)&amp;&quot;;&quot;;&quot;&quot;)&amp;IF([.E37]&gt;0;TEXT([.E37];&quot;[hh].mm.ss&quot;)&amp;&quot;;&quot;;&quot;&quot;)&amp;IF([.F37]&gt;0;TEXT([.F37];&quot;[hh].mm.ss&quot;)&amp;&quot;;&quot;;&quot;&quot;)&amp;IF([.G37]&gt;0;TEXT([.G37];&quot;[hh].mm.ss&quot;)&amp;&quot;;&quot;;&quot;&quot;)&amp;IF([.H37]&gt;0;TEXT([.H37];&quot;[hh].mm.ss&quot;)&amp;&quot;;&quot;;&quot;&quot;)&amp;IF([.I37]&gt;0;TEXT([.I37];&quot;[hh].mm.ss&quot;)&amp;&quot;;&quot;;&quot;&quot;)&amp;IF([.J37]&gt;0;TEXT([.J37];&quot;[hh].mm.ss&quot;)&amp;&quot;;&quot;;&quot;&quot;)&amp;IF([.K37]&gt;0;TEXT([.K37];&quot;[hh].mm.ss&quot;)&amp;&quot;;&quot;;&quot;&quot;)" office:value-type="string" office:string-value="34.16.01;34.16.04;" calcext:value-type="string">
            <text:p>34.16.01;34.16.04;</text:p>
          </table:table-cell>
          <table:table-cell table:formula="of:=&quot;update arc_modelli set classificazione = '&quot;&amp;[.L37]&amp;&quot;' where modello = &quot;&amp;[.A37]&amp;&quot;;&quot;" office:value-type="string" office:string-value="update arc_modelli set classificazione = '34.16.01;34.16.04;' where modello = 47;" calcext:value-type="string">
            <text:p>update arc_modelli set classificazione = '34.16.01;34.16.04;' where modello = 47;</text:p>
          </table:table-cell>
          <table:table-cell table:number-columns-repeated="244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CP - Contributi in conto interesse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7"/>
          <table:table-cell table:style-name="ce2" table:formula="of:=IF([.D38]&gt;0;TEXT([.D38];&quot;[hh].mm.ss&quot;)&amp;&quot;;&quot;;&quot;&quot;)&amp;IF([.E38]&gt;0;TEXT([.E38];&quot;[hh].mm.ss&quot;)&amp;&quot;;&quot;;&quot;&quot;)&amp;IF([.F38]&gt;0;TEXT([.F38];&quot;[hh].mm.ss&quot;)&amp;&quot;;&quot;;&quot;&quot;)&amp;IF([.G38]&gt;0;TEXT([.G38];&quot;[hh].mm.ss&quot;)&amp;&quot;;&quot;;&quot;&quot;)&amp;IF([.H38]&gt;0;TEXT([.H38];&quot;[hh].mm.ss&quot;)&amp;&quot;;&quot;;&quot;&quot;)&amp;IF([.I38]&gt;0;TEXT([.I38];&quot;[hh].mm.ss&quot;)&amp;&quot;;&quot;;&quot;&quot;)&amp;IF([.J38]&gt;0;TEXT([.J38];&quot;[hh].mm.ss&quot;)&amp;&quot;;&quot;;&quot;&quot;)&amp;IF([.K38]&gt;0;TEXT([.K38];&quot;[hh].mm.ss&quot;)&amp;&quot;;&quot;;&quot;&quot;)" office:value-type="string" office:string-value="34.16.10;" calcext:value-type="string">
            <text:p>34.16.10;</text:p>
          </table:table-cell>
          <table:table-cell table:formula="of:=&quot;update arc_modelli set classificazione = '&quot;&amp;[.L38]&amp;&quot;' where modello = &quot;&amp;[.A38]&amp;&quot;;&quot;" office:value-type="string" office:string-value="update arc_modelli set classificazione = '34.16.10;' where modello = 48;" calcext:value-type="string">
            <text:p>update arc_modelli set classificazione = '34.16.10;' where modello = 48;</text:p>
          </table:table-cell>
          <table:table-cell table:number-columns-repeated="244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PN - Toponomastica</text:p>
          </table:table-cell>
          <table:table-cell table:style-name="ce4" office:value-type="time" office:time-value="PT34H16M20S" calcext:value-type="time">
            <text:p>34.16.20</text:p>
          </table:table-cell>
          <table:table-cell table:number-columns-repeated="7"/>
          <table:table-cell table:style-name="ce2" table:formula="of:=IF([.D39]&gt;0;TEXT([.D39];&quot;[hh].mm.ss&quot;)&amp;&quot;;&quot;;&quot;&quot;)&amp;IF([.E39]&gt;0;TEXT([.E39];&quot;[hh].mm.ss&quot;)&amp;&quot;;&quot;;&quot;&quot;)&amp;IF([.F39]&gt;0;TEXT([.F39];&quot;[hh].mm.ss&quot;)&amp;&quot;;&quot;;&quot;&quot;)&amp;IF([.G39]&gt;0;TEXT([.G39];&quot;[hh].mm.ss&quot;)&amp;&quot;;&quot;;&quot;&quot;)&amp;IF([.H39]&gt;0;TEXT([.H39];&quot;[hh].mm.ss&quot;)&amp;&quot;;&quot;;&quot;&quot;)&amp;IF([.I39]&gt;0;TEXT([.I39];&quot;[hh].mm.ss&quot;)&amp;&quot;;&quot;;&quot;&quot;)&amp;IF([.J39]&gt;0;TEXT([.J39];&quot;[hh].mm.ss&quot;)&amp;&quot;;&quot;;&quot;&quot;)&amp;IF([.K39]&gt;0;TEXT([.K39];&quot;[hh].mm.ss&quot;)&amp;&quot;;&quot;;&quot;&quot;)" office:value-type="string" office:string-value="34.16.20;" calcext:value-type="string">
            <text:p>34.16.20;</text:p>
          </table:table-cell>
          <table:table-cell table:formula="of:=&quot;update arc_modelli set classificazione = '&quot;&amp;[.L39]&amp;&quot;' where modello = &quot;&amp;[.A39]&amp;&quot;;&quot;" office:value-type="string" office:string-value="update arc_modelli set classificazione = '34.16.20;' where modello = 49;" calcext:value-type="string">
            <text:p>update arc_modelli set classificazione = '34.16.20;' where modello = 49;</text:p>
          </table:table-cell>
          <table:table-cell table:number-columns-repeated="244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NG - Fonti Rinnovabili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6"/>
          <table:table-cell table:style-name="ce2" table:formula="of:=IF([.D40]&gt;0;TEXT([.D40];&quot;[hh].mm.ss&quot;)&amp;&quot;;&quot;;&quot;&quot;)&amp;IF([.E40]&gt;0;TEXT([.E40];&quot;[hh].mm.ss&quot;)&amp;&quot;;&quot;;&quot;&quot;)&amp;IF([.F40]&gt;0;TEXT([.F40];&quot;[hh].mm.ss&quot;)&amp;&quot;;&quot;;&quot;&quot;)&amp;IF([.G40]&gt;0;TEXT([.G40];&quot;[hh].mm.ss&quot;)&amp;&quot;;&quot;;&quot;&quot;)&amp;IF([.H40]&gt;0;TEXT([.H40];&quot;[hh].mm.ss&quot;)&amp;&quot;;&quot;;&quot;&quot;)&amp;IF([.I40]&gt;0;TEXT([.I40];&quot;[hh].mm.ss&quot;)&amp;&quot;;&quot;;&quot;&quot;)&amp;IF([.J40]&gt;0;TEXT([.J40];&quot;[hh].mm.ss&quot;)&amp;&quot;;&quot;;&quot;&quot;)&amp;IF([.K40]&gt;0;TEXT([.K40];&quot;[hh].mm.ss&quot;)&amp;&quot;;&quot;;&quot;&quot;)" office:value-type="string" office:string-value="34.19.07;34.19.04;" calcext:value-type="string">
            <text:p>34.19.07;34.19.04;</text:p>
          </table:table-cell>
          <table:table-cell table:formula="of:=&quot;update arc_modelli set classificazione = '&quot;&amp;[.L40]&amp;&quot;' where modello = &quot;&amp;[.A40]&amp;&quot;;&quot;" office:value-type="string" office:string-value="update arc_modelli set classificazione = '34.19.07;34.19.04;' where modello = 50;" calcext:value-type="string">
            <text:p>update arc_modelli set classificazione = '34.19.07;34.19.04;' where modello = 50;</text:p>
          </table:table-cell>
          <table:table-cell table:number-columns-repeated="244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RZ - Garanzia di stato sostitutiva dell'assicurazione</text:p>
          </table:table-cell>
          <table:table-cell table:style-name="ce2" office:value-type="time" office:time-value="PT34H16M10S" calcext:value-type="time">
            <text:p>34.16.10</text:p>
          </table:table-cell>
          <table:table-cell table:number-columns-repeated="7"/>
          <table:table-cell table:style-name="ce2" table:formula="of:=IF([.D41]&gt;0;TEXT([.D41];&quot;[hh].mm.ss&quot;)&amp;&quot;;&quot;;&quot;&quot;)&amp;IF([.E41]&gt;0;TEXT([.E41];&quot;[hh].mm.ss&quot;)&amp;&quot;;&quot;;&quot;&quot;)&amp;IF([.F41]&gt;0;TEXT([.F41];&quot;[hh].mm.ss&quot;)&amp;&quot;;&quot;;&quot;&quot;)&amp;IF([.G41]&gt;0;TEXT([.G41];&quot;[hh].mm.ss&quot;)&amp;&quot;;&quot;;&quot;&quot;)&amp;IF([.H41]&gt;0;TEXT([.H41];&quot;[hh].mm.ss&quot;)&amp;&quot;;&quot;;&quot;&quot;)&amp;IF([.I41]&gt;0;TEXT([.I41];&quot;[hh].mm.ss&quot;)&amp;&quot;;&quot;;&quot;&quot;)&amp;IF([.J41]&gt;0;TEXT([.J41];&quot;[hh].mm.ss&quot;)&amp;&quot;;&quot;;&quot;&quot;)&amp;IF([.K41]&gt;0;TEXT([.K41];&quot;[hh].mm.ss&quot;)&amp;&quot;;&quot;;&quot;&quot;)" office:value-type="string" office:string-value="34.16.10;" calcext:value-type="string">
            <text:p>34.16.10;</text:p>
          </table:table-cell>
          <table:table-cell table:formula="of:=&quot;update arc_modelli set classificazione = '&quot;&amp;[.L41]&amp;&quot;' where modello = &quot;&amp;[.A41]&amp;&quot;;&quot;" office:value-type="string" office:string-value="update arc_modelli set classificazione = '34.16.10;' where modello = 51;" calcext:value-type="string">
            <text:p>update arc_modelli set classificazione = '34.16.10;' where modello = 51;</text:p>
          </table:table-cell>
          <table:table-cell table:number-columns-repeated="244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SM - Verifica e valutazione rischio sismico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6"/>
          <table:table-cell table:style-name="ce2" table:formula="of:=IF([.D42]&gt;0;TEXT([.D42];&quot;[hh].mm.ss&quot;)&amp;&quot;;&quot;;&quot;&quot;)&amp;IF([.E42]&gt;0;TEXT([.E42];&quot;[hh].mm.ss&quot;)&amp;&quot;;&quot;;&quot;&quot;)&amp;IF([.F42]&gt;0;TEXT([.F42];&quot;[hh].mm.ss&quot;)&amp;&quot;;&quot;;&quot;&quot;)&amp;IF([.G42]&gt;0;TEXT([.G42];&quot;[hh].mm.ss&quot;)&amp;&quot;;&quot;;&quot;&quot;)&amp;IF([.H42]&gt;0;TEXT([.H42];&quot;[hh].mm.ss&quot;)&amp;&quot;;&quot;;&quot;&quot;)&amp;IF([.I42]&gt;0;TEXT([.I42];&quot;[hh].mm.ss&quot;)&amp;&quot;;&quot;;&quot;&quot;)&amp;IF([.J42]&gt;0;TEXT([.J42];&quot;[hh].mm.ss&quot;)&amp;&quot;;&quot;;&quot;&quot;)&amp;IF([.K42]&gt;0;TEXT([.K42];&quot;[hh].mm.ss&quot;)&amp;&quot;;&quot;;&quot;&quot;)" office:value-type="string" office:string-value="34.19.07;34.19.04;" calcext:value-type="string">
            <text:p>34.19.07;34.19.04;</text:p>
          </table:table-cell>
          <table:table-cell table:formula="of:=&quot;update arc_modelli set classificazione = '&quot;&amp;[.L42]&amp;&quot;' where modello = &quot;&amp;[.A42]&amp;&quot;;&quot;" office:value-type="string" office:string-value="update arc_modelli set classificazione = '34.19.07;34.19.04;' where modello = 52;" calcext:value-type="string">
            <text:p>update arc_modelli set classificazione = '34.19.07;34.19.04;' where modello = 52;</text:p>
          </table:table-cell>
          <table:table-cell table:number-columns-repeated="244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NP - Interrogazione Parlamentare</text:p>
          </table:table-cell>
          <table:table-cell table:style-name="ce2" office:value-type="time" office:time-value="PT49H25M04S" calcext:value-type="time">
            <text:p>49.25.04</text:p>
          </table:table-cell>
          <table:table-cell table:number-columns-repeated="7"/>
          <table:table-cell table:style-name="ce2" table:formula="of:=IF([.D43]&gt;0;TEXT([.D43];&quot;[hh].mm.ss&quot;)&amp;&quot;;&quot;;&quot;&quot;)&amp;IF([.E43]&gt;0;TEXT([.E43];&quot;[hh].mm.ss&quot;)&amp;&quot;;&quot;;&quot;&quot;)&amp;IF([.F43]&gt;0;TEXT([.F43];&quot;[hh].mm.ss&quot;)&amp;&quot;;&quot;;&quot;&quot;)&amp;IF([.G43]&gt;0;TEXT([.G43];&quot;[hh].mm.ss&quot;)&amp;&quot;;&quot;;&quot;&quot;)&amp;IF([.H43]&gt;0;TEXT([.H43];&quot;[hh].mm.ss&quot;)&amp;&quot;;&quot;;&quot;&quot;)&amp;IF([.I43]&gt;0;TEXT([.I43];&quot;[hh].mm.ss&quot;)&amp;&quot;;&quot;;&quot;&quot;)&amp;IF([.J43]&gt;0;TEXT([.J43];&quot;[hh].mm.ss&quot;)&amp;&quot;;&quot;;&quot;&quot;)&amp;IF([.K43]&gt;0;TEXT([.K43];&quot;[hh].mm.ss&quot;)&amp;&quot;;&quot;;&quot;&quot;)" office:value-type="string" office:string-value="49.25.04;" calcext:value-type="string">
            <text:p>49.25.04;</text:p>
          </table:table-cell>
          <table:table-cell table:formula="of:=&quot;update arc_modelli set classificazione = '&quot;&amp;[.L43]&amp;&quot;' where modello = &quot;&amp;[.A43]&amp;&quot;;&quot;" office:value-type="string" office:string-value="update arc_modelli set classificazione = '49.25.04;' where modello = 53;" calcext:value-type="string">
            <text:p>update arc_modelli set classificazione = '49.25.04;' where modello = 53;</text:p>
          </table:table-cell>
          <table:table-cell table:number-columns-repeated="24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AE - Autorizzazione paesaggistica ordinaria</text:p>
          </table:table-cell>
          <table:table-cell table:style-name="ce2" office:value-type="time" office:time-value="PT34H10M02S" calcext:value-type="time">
            <text:p>34.10.02</text:p>
          </table:table-cell>
          <table:table-cell table:style-name="ce2" table:number-columns-repeated="2"/>
          <table:table-cell table:number-columns-repeated="5"/>
          <table:table-cell table:style-name="ce2" table:formula="of:=IF([.D44]&gt;0;TEXT([.D44];&quot;[hh].mm.ss&quot;)&amp;&quot;;&quot;;&quot;&quot;)&amp;IF([.E44]&gt;0;TEXT([.E44];&quot;[hh].mm.ss&quot;)&amp;&quot;;&quot;;&quot;&quot;)&amp;IF([.F44]&gt;0;TEXT([.F44];&quot;[hh].mm.ss&quot;)&amp;&quot;;&quot;;&quot;&quot;)&amp;IF([.G44]&gt;0;TEXT([.G44];&quot;[hh].mm.ss&quot;)&amp;&quot;;&quot;;&quot;&quot;)&amp;IF([.H44]&gt;0;TEXT([.H44];&quot;[hh].mm.ss&quot;)&amp;&quot;;&quot;;&quot;&quot;)&amp;IF([.I44]&gt;0;TEXT([.I44];&quot;[hh].mm.ss&quot;)&amp;&quot;;&quot;;&quot;&quot;)&amp;IF([.J44]&gt;0;TEXT([.J44];&quot;[hh].mm.ss&quot;)&amp;&quot;;&quot;;&quot;&quot;)&amp;IF([.K44]&gt;0;TEXT([.K44];&quot;[hh].mm.ss&quot;)&amp;&quot;;&quot;;&quot;&quot;)" office:value-type="string" office:string-value="34.10.02;" calcext:value-type="string">
            <text:p>34.10.02;</text:p>
          </table:table-cell>
          <table:table-cell table:formula="of:=&quot;update arc_modelli set classificazione = '&quot;&amp;[.L44]&amp;&quot;' where modello = &quot;&amp;[.A44]&amp;&quot;;&quot;" office:value-type="string" office:string-value="update arc_modelli set classificazione = '34.10.02;' where modello = 54;" calcext:value-type="string">
            <text:p>update arc_modelli set classificazione = '34.10.02;' where modello = 54;</text:p>
          </table:table-cell>
          <table:table-cell table:number-columns-repeated="24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E - Autorizzazione paesaggistica semplificata</text:p>
          </table:table-cell>
          <table:table-cell table:style-name="ce4" office:value-type="time" office:time-value="PT34H10M05S" calcext:value-type="time">
            <text:p>34.10.05</text:p>
          </table:table-cell>
          <table:table-cell table:style-name="ce2" table:number-columns-repeated="2"/>
          <table:table-cell table:number-columns-repeated="5"/>
          <table:table-cell table:style-name="ce2" table:formula="of:=IF([.D45]&gt;0;TEXT([.D45];&quot;[hh].mm.ss&quot;)&amp;&quot;;&quot;;&quot;&quot;)&amp;IF([.E45]&gt;0;TEXT([.E45];&quot;[hh].mm.ss&quot;)&amp;&quot;;&quot;;&quot;&quot;)&amp;IF([.F45]&gt;0;TEXT([.F45];&quot;[hh].mm.ss&quot;)&amp;&quot;;&quot;;&quot;&quot;)&amp;IF([.G45]&gt;0;TEXT([.G45];&quot;[hh].mm.ss&quot;)&amp;&quot;;&quot;;&quot;&quot;)&amp;IF([.H45]&gt;0;TEXT([.H45];&quot;[hh].mm.ss&quot;)&amp;&quot;;&quot;;&quot;&quot;)&amp;IF([.I45]&gt;0;TEXT([.I45];&quot;[hh].mm.ss&quot;)&amp;&quot;;&quot;;&quot;&quot;)&amp;IF([.J45]&gt;0;TEXT([.J45];&quot;[hh].mm.ss&quot;)&amp;&quot;;&quot;;&quot;&quot;)&amp;IF([.K45]&gt;0;TEXT([.K45];&quot;[hh].mm.ss&quot;)&amp;&quot;;&quot;;&quot;&quot;)" office:value-type="string" office:string-value="34.10.05;" calcext:value-type="string">
            <text:p>34.10.05;</text:p>
          </table:table-cell>
          <table:table-cell table:formula="of:=&quot;update arc_modelli set classificazione = '&quot;&amp;[.L45]&amp;&quot;' where modello = &quot;&amp;[.A45]&amp;&quot;;&quot;" office:value-type="string" office:string-value="update arc_modelli set classificazione = '34.10.05;' where modello = 55;" calcext:value-type="string">
            <text:p>update arc_modelli set classificazione = '34.10.05;' where modello = 55;</text:p>
          </table:table-cell>
          <table:table-cell table:number-columns-repeated="244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NL - Esercizio del commercio art. 52</text:p>
          </table:table-cell>
          <table:table-cell table:style-name="ce2" office:value-type="time" office:time-value="PT34H19M16S" calcext:value-type="time">
            <text:p>34.19.16</text:p>
          </table:table-cell>
          <table:table-cell table:number-columns-repeated="7"/>
          <table:table-cell table:style-name="ce2" table:formula="of:=IF([.D46]&gt;0;TEXT([.D46];&quot;[hh].mm.ss&quot;)&amp;&quot;;&quot;;&quot;&quot;)&amp;IF([.E46]&gt;0;TEXT([.E46];&quot;[hh].mm.ss&quot;)&amp;&quot;;&quot;;&quot;&quot;)&amp;IF([.F46]&gt;0;TEXT([.F46];&quot;[hh].mm.ss&quot;)&amp;&quot;;&quot;;&quot;&quot;)&amp;IF([.G46]&gt;0;TEXT([.G46];&quot;[hh].mm.ss&quot;)&amp;&quot;;&quot;;&quot;&quot;)&amp;IF([.H46]&gt;0;TEXT([.H46];&quot;[hh].mm.ss&quot;)&amp;&quot;;&quot;;&quot;&quot;)&amp;IF([.I46]&gt;0;TEXT([.I46];&quot;[hh].mm.ss&quot;)&amp;&quot;;&quot;;&quot;&quot;)&amp;IF([.J46]&gt;0;TEXT([.J46];&quot;[hh].mm.ss&quot;)&amp;&quot;;&quot;;&quot;&quot;)&amp;IF([.K46]&gt;0;TEXT([.K46];&quot;[hh].mm.ss&quot;)&amp;&quot;;&quot;;&quot;&quot;)" office:value-type="string" office:string-value="34.19.16;" calcext:value-type="string">
            <text:p>34.19.16;</text:p>
          </table:table-cell>
          <table:table-cell table:formula="of:=&quot;update arc_modelli set classificazione = '&quot;&amp;[.L46]&amp;&quot;' where modello = &quot;&amp;[.A46]&amp;&quot;;&quot;" office:value-type="string" office:string-value="update arc_modelli set classificazione = '34.19.16;' where modello = 56;" calcext:value-type="string">
            <text:p>update arc_modelli set classificazione = '34.19.16;' where modello = 56;</text:p>
          </table:table-cell>
          <table:table-cell table:number-columns-repeated="244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MNL - Distacchi</text:p>
          </table:table-cell>
          <table:table-cell table:style-name="ce2" office:value-type="time" office:time-value="PT34H16M04S" calcext:value-type="time">
            <text:p>34.16.04</text:p>
          </table:table-cell>
          <table:table-cell table:number-columns-repeated="7"/>
          <table:table-cell table:style-name="ce2" table:formula="of:=IF([.D47]&gt;0;TEXT([.D47];&quot;[hh].mm.ss&quot;)&amp;&quot;;&quot;;&quot;&quot;)&amp;IF([.E47]&gt;0;TEXT([.E47];&quot;[hh].mm.ss&quot;)&amp;&quot;;&quot;;&quot;&quot;)&amp;IF([.F47]&gt;0;TEXT([.F47];&quot;[hh].mm.ss&quot;)&amp;&quot;;&quot;;&quot;&quot;)&amp;IF([.G47]&gt;0;TEXT([.G47];&quot;[hh].mm.ss&quot;)&amp;&quot;;&quot;;&quot;&quot;)&amp;IF([.H47]&gt;0;TEXT([.H47];&quot;[hh].mm.ss&quot;)&amp;&quot;;&quot;;&quot;&quot;)&amp;IF([.I47]&gt;0;TEXT([.I47];&quot;[hh].mm.ss&quot;)&amp;&quot;;&quot;;&quot;&quot;)&amp;IF([.J47]&gt;0;TEXT([.J47];&quot;[hh].mm.ss&quot;)&amp;&quot;;&quot;;&quot;&quot;)&amp;IF([.K47]&gt;0;TEXT([.K47];&quot;[hh].mm.ss&quot;)&amp;&quot;;&quot;;&quot;&quot;)" office:value-type="string" office:string-value="34.16.04;" calcext:value-type="string">
            <text:p>34.16.04;</text:p>
          </table:table-cell>
          <table:table-cell table:formula="of:=&quot;update arc_modelli set classificazione = '&quot;&amp;[.L47]&amp;&quot;' where modello = &quot;&amp;[.A47]&amp;&quot;;&quot;" office:value-type="string" office:string-value="update arc_modelli set classificazione = '34.16.04;' where modello = 57;" calcext:value-type="string">
            <text:p>update arc_modelli set classificazione = '34.16.04;' where modello = 57;</text:p>
          </table:table-cell>
          <table:table-cell table:number-columns-repeated="244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MNL - Archeologia</text:p>
          </table:table-cell>
          <table:table-cell table:style-name="ce2" office:value-type="time" office:time-value="PT34H19M07S" calcext:value-type="time">
            <text:p>34.19.07</text:p>
          </table:table-cell>
          <table:table-cell table:style-name="ce2" office:value-type="time" office:time-value="PT34H19M04S" calcext:value-type="time">
            <text:p>34.19.04</text:p>
          </table:table-cell>
          <table:table-cell table:number-columns-repeated="6"/>
          <table:table-cell table:style-name="ce2" table:formula="of:=IF([.D48]&gt;0;TEXT([.D48];&quot;[hh].mm.ss&quot;)&amp;&quot;;&quot;;&quot;&quot;)&amp;IF([.E48]&gt;0;TEXT([.E48];&quot;[hh].mm.ss&quot;)&amp;&quot;;&quot;;&quot;&quot;)&amp;IF([.F48]&gt;0;TEXT([.F48];&quot;[hh].mm.ss&quot;)&amp;&quot;;&quot;;&quot;&quot;)&amp;IF([.G48]&gt;0;TEXT([.G48];&quot;[hh].mm.ss&quot;)&amp;&quot;;&quot;;&quot;&quot;)&amp;IF([.H48]&gt;0;TEXT([.H48];&quot;[hh].mm.ss&quot;)&amp;&quot;;&quot;;&quot;&quot;)&amp;IF([.I48]&gt;0;TEXT([.I48];&quot;[hh].mm.ss&quot;)&amp;&quot;;&quot;;&quot;&quot;)&amp;IF([.J48]&gt;0;TEXT([.J48];&quot;[hh].mm.ss&quot;)&amp;&quot;;&quot;;&quot;&quot;)&amp;IF([.K48]&gt;0;TEXT([.K48];&quot;[hh].mm.ss&quot;)&amp;&quot;;&quot;;&quot;&quot;)" office:value-type="string" office:string-value="34.19.07;34.19.04;" calcext:value-type="string">
            <text:p>34.19.07;34.19.04;</text:p>
          </table:table-cell>
          <table:table-cell table:formula="of:=&quot;update arc_modelli set classificazione = '&quot;&amp;[.L48]&amp;&quot;' where modello = &quot;&amp;[.A48]&amp;&quot;;&quot;" office:value-type="string" office:string-value="update arc_modelli set classificazione = '34.19.07;34.19.04;' where modello = 59;" calcext:value-type="string">
            <text:p>update arc_modelli set classificazione = '34.19.07;34.19.04;' where modello = 59;</text:p>
          </table:table-cell>
          <table:table-cell table:number-columns-repeated="244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RB - Verbali Co.Re.Pa.Cu.</text:p>
          </table:table-cell>
          <table:table-cell table:style-name="ce8" office:value-type="time" office:time-value="PT04H04M23S" calcext:value-type="time">
            <text:p>04.04.23</text:p>
          </table:table-cell>
          <table:table-cell table:style-name="ce2"/>
          <table:table-cell table:number-columns-repeated="6"/>
          <table:table-cell table:style-name="ce2" table:formula="of:=IF([.D49]&gt;0;TEXT([.D49];&quot;[hh].mm.ss&quot;)&amp;&quot;;&quot;;&quot;&quot;)&amp;IF([.E49]&gt;0;TEXT([.E49];&quot;[hh].mm.ss&quot;)&amp;&quot;;&quot;;&quot;&quot;)&amp;IF([.F49]&gt;0;TEXT([.F49];&quot;[hh].mm.ss&quot;)&amp;&quot;;&quot;;&quot;&quot;)&amp;IF([.G49]&gt;0;TEXT([.G49];&quot;[hh].mm.ss&quot;)&amp;&quot;;&quot;;&quot;&quot;)&amp;IF([.H49]&gt;0;TEXT([.H49];&quot;[hh].mm.ss&quot;)&amp;&quot;;&quot;;&quot;&quot;)&amp;IF([.I49]&gt;0;TEXT([.I49];&quot;[hh].mm.ss&quot;)&amp;&quot;;&quot;;&quot;&quot;)&amp;IF([.J49]&gt;0;TEXT([.J49];&quot;[hh].mm.ss&quot;)&amp;&quot;;&quot;;&quot;&quot;)&amp;IF([.K49]&gt;0;TEXT([.K49];&quot;[hh].mm.ss&quot;)&amp;&quot;;&quot;;&quot;&quot;)" office:value-type="string" office:string-value="04.04.23;" calcext:value-type="string">
            <text:p>04.04.23;</text:p>
          </table:table-cell>
          <table:table-cell table:formula="of:=&quot;update arc_modelli set classificazione = '&quot;&amp;[.L49]&amp;&quot;' where modello = &quot;&amp;[.A49]&amp;&quot;;&quot;" office:value-type="string" office:string-value="update arc_modelli set classificazione = '04.04.23;' where modello = 61;" calcext:value-type="string">
            <text:p>update arc_modelli set classificazione = '04.04.23;' where modello = 61;</text:p>
          </table:table-cell>
          <table:table-cell table:number-columns-repeated="244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UNESCO</text:p>
          </table:table-cell>
          <table:table-cell table:style-name="ce2" office:value-type="time" office:time-value="PT34H07M19S" calcext:value-type="time">
            <text:p>34.07.19</text:p>
          </table:table-cell>
          <table:table-cell table:number-columns-repeated="7"/>
          <table:table-cell table:style-name="ce2" table:formula="of:=IF([.D50]&gt;0;TEXT([.D50];&quot;[hh].mm.ss&quot;)&amp;&quot;;&quot;;&quot;&quot;)&amp;IF([.E50]&gt;0;TEXT([.E50];&quot;[hh].mm.ss&quot;)&amp;&quot;;&quot;;&quot;&quot;)&amp;IF([.F50]&gt;0;TEXT([.F50];&quot;[hh].mm.ss&quot;)&amp;&quot;;&quot;;&quot;&quot;)&amp;IF([.G50]&gt;0;TEXT([.G50];&quot;[hh].mm.ss&quot;)&amp;&quot;;&quot;;&quot;&quot;)&amp;IF([.H50]&gt;0;TEXT([.H50];&quot;[hh].mm.ss&quot;)&amp;&quot;;&quot;;&quot;&quot;)&amp;IF([.I50]&gt;0;TEXT([.I50];&quot;[hh].mm.ss&quot;)&amp;&quot;;&quot;;&quot;&quot;)&amp;IF([.J50]&gt;0;TEXT([.J50];&quot;[hh].mm.ss&quot;)&amp;&quot;;&quot;;&quot;&quot;)&amp;IF([.K50]&gt;0;TEXT([.K50];&quot;[hh].mm.ss&quot;)&amp;&quot;;&quot;;&quot;&quot;)" office:value-type="string" office:string-value="34.07.19;" calcext:value-type="string">
            <text:p>34.07.19;</text:p>
          </table:table-cell>
          <table:table-cell table:formula="of:=&quot;update arc_modelli set classificazione = '&quot;&amp;[.L50]&amp;&quot;' where modello = &quot;&amp;[.A50]&amp;&quot;;&quot;" office:value-type="string" office:string-value="update arc_modelli set classificazione = '34.07.19;' where modello = 62;" calcext:value-type="string">
            <text:p>update arc_modelli set classificazione = '34.07.19;' where modello = 62;</text:p>
          </table:table-cell>
          <table:table-cell table:number-columns-repeated="244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4:33:06.3018844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rc_5f_modelli" style:display-name="PageStyle_arc_modelli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MyAdmin 4.5.4.1deb2ubuntu2</meta:initial-creator>
    <meta:creation-date>2017-06-01T11:59:45</meta:creation-date>
    <dc:date>2017-09-04T14:39:46.101394202</dc:date>
    <meta:editing-cycles>10</meta:editing-cycles>
    <meta:editing-duration>PT1H35M38S</meta:editing-duration>
    <meta:generator>LibreOffice/5.1.6.2$Linux_X86_64 LibreOffice_project/10m0$Build-2</meta:generator>
    <meta:print-date>2017-06-06T14:02:59.788000000</meta:print-date>
    <meta:document-statistic meta:table-count="1" meta:cell-count="290" meta:object-count="0"/>
  </office:meta>
</office:document-meta>
</file>